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ans" svg:font-family="OpenSans, Helvetica, 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language="ru" fo:country="RU" fo:font-weight="bold" officeooo:rsid="0004d9fd" officeooo:paragraph-rsid="0004d9fd" style:font-weight-asian="bold" style:font-weight-complex="bold"/>
    </style:style>
    <style:style style:name="P2" style:family="paragraph" style:parent-style-name="Standard">
      <style:text-properties fo:color="#000000" fo:language="ru" fo:country="RU" fo:font-weight="normal" officeooo:rsid="0004d9fd" officeooo:paragraph-rsid="0006bb6d" style:font-weight-asian="normal" style:font-weight-complex="normal"/>
    </style:style>
    <style:style style:name="P3" style:family="paragraph" style:parent-style-name="Standard">
      <style:text-properties fo:color="#000000" officeooo:rsid="000177a5" officeooo:paragraph-rsid="000177a5"/>
    </style:style>
    <style:style style:name="P4" style:family="paragraph" style:parent-style-name="Standard">
      <style:text-properties fo:color="#000000" fo:font-weight="bold" officeooo:rsid="000177a5" officeooo:paragraph-rsid="000177a5" style:font-weight-asian="bold" style:font-weight-complex="bold"/>
    </style:style>
    <style:style style:name="P5" style:family="paragraph" style:parent-style-name="Standard">
      <style:text-properties fo:color="#000000" fo:font-weight="bold" officeooo:paragraph-rsid="000177a5" style:font-weight-asian="bold" style:font-weight-complex="bold"/>
    </style:style>
    <style:style style:name="P6" style:family="paragraph" style:parent-style-name="Standard">
      <style:text-properties fo:color="#000000" fo:font-weight="bold" officeooo:rsid="0002f1fc" officeooo:paragraph-rsid="0002f1fc" style:font-weight-asian="bold" style:font-weight-complex="bold"/>
    </style:style>
    <style:style style:name="P7" style:family="paragraph" style:parent-style-name="Standard">
      <style:text-properties fo:color="#000000" fo:font-weight="normal" officeooo:rsid="000177a5" officeooo:paragraph-rsid="000177a5" style:font-weight-asian="normal" style:font-weight-complex="normal"/>
    </style:style>
    <style:style style:name="P8" style:family="paragraph" style:parent-style-name="Standard">
      <style:text-properties fo:color="#000000" fo:font-weight="normal" officeooo:rsid="0002f1fc" officeooo:paragraph-rsid="0002f1fc" style:font-weight-asian="normal" style:font-weight-complex="normal"/>
    </style:style>
    <style:style style:name="P9" style:family="paragraph" style:parent-style-name="Standard">
      <style:text-properties fo:color="#000000" style:font-name="Times New Roman" fo:font-size="12pt" fo:language="en" fo:country="US" fo:font-weight="bold" officeooo:rsid="000177a5" officeooo:paragraph-rsid="000177a5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style:font-name="Times New Roman" fo:font-size="12pt" fo:language="en" fo:country="US" officeooo:rsid="000177a5" officeooo:paragraph-rsid="000177a5" style:font-size-asian="12pt" style:font-size-complex="12pt"/>
    </style:style>
    <style:style style:name="P11" style:family="paragraph" style:parent-style-name="Standard">
      <style:text-properties fo:color="#000000" style:font-name="Times New Roman" fo:font-size="12pt" fo:language="en" fo:country="US" style:text-underline-style="solid" style:text-underline-width="auto" style:text-underline-color="font-color" fo:font-weight="bold" officeooo:rsid="001a5cdb" officeooo:paragraph-rsid="001a5cdb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style:font-name="Times New Roman" fo:font-size="12pt" fo:language="en" fo:country="US" style:text-underline-style="solid" style:text-underline-width="auto" style:text-underline-color="font-color" fo:font-weight="bold" officeooo:rsid="001a5cdb" officeooo:paragraph-rsid="001bb5ac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style:font-name="Times New Roman" fo:font-size="12pt" fo:language="en" fo:country="US" style:text-underline-style="solid" style:text-underline-width="auto" style:text-underline-color="font-color" fo:font-weight="bold" officeooo:rsid="001a5cdb" officeooo:paragraph-rsid="001f255f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style:font-name="Times New Roman" fo:font-size="12pt" fo:language="en" fo:country="US" style:text-underline-style="solid" style:text-underline-width="auto" style:text-underline-color="font-color" fo:font-weight="bold" officeooo:rsid="001f255f" officeooo:paragraph-rsid="001f255f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style:font-name="Times New Roman" fo:font-size="12pt" fo:language="en" fo:country="US" style:text-underline-style="solid" style:text-underline-width="auto" style:text-underline-color="font-color" fo:font-weight="normal" officeooo:rsid="001a5cdb" officeooo:paragraph-rsid="001a5cdb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Times New Roman" fo:font-size="12pt" fo:language="en" fo:country="US" style:text-underline-style="solid" style:text-underline-width="auto" style:text-underline-color="font-color" fo:font-weight="normal" officeooo:rsid="001a5cdb" officeooo:paragraph-rsid="001bb5ac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Times New Roman" fo:font-size="12pt" fo:language="en" fo:country="US" style:text-underline-style="solid" style:text-underline-width="auto" style:text-underline-color="font-color" fo:font-weight="normal" officeooo:rsid="000177a5" officeooo:paragraph-rsid="001bb5ac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Times New Roman" fo:font-size="12pt" fo:language="en" fo:country="US" style:text-underline-style="solid" style:text-underline-width="auto" style:text-underline-color="font-color" fo:font-weight="normal" officeooo:rsid="001f255f" officeooo:paragraph-rsid="001f255f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Times New Roman" fo:font-size="12pt" fo:language="en" fo:country="US" style:text-underline-style="none" fo:font-weight="bold" officeooo:rsid="000177a5" officeooo:paragraph-rsid="000e1894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style:font-name="Times New Roman" fo:font-size="12pt" fo:language="en" fo:country="US" style:text-underline-style="none" fo:font-weight="bold" officeooo:rsid="000177a5" officeooo:paragraph-rsid="00181cfe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style:font-name="Times New Roman" fo:font-size="12pt" fo:language="en" fo:country="US" style:text-underline-style="none" fo:font-weight="bold" officeooo:rsid="000177a5" officeooo:paragraph-rsid="001ce6df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style:font-name="Times New Roman" fo:font-size="12pt" fo:language="en" fo:country="US" style:text-underline-style="none" fo:font-weight="bold" officeooo:rsid="000177a5" officeooo:paragraph-rsid="0021cb2f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000000" style:font-name="Times New Roman" fo:font-size="12pt" fo:language="en" fo:country="US" style:text-underline-style="none" fo:font-weight="bold" officeooo:rsid="000177a5" officeooo:paragraph-rsid="0021dcca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style:font-name="Times New Roman" fo:font-size="12pt" fo:language="en" fo:country="US" style:text-underline-style="none" fo:font-weight="bold" officeooo:rsid="000177a5" officeooo:paragraph-rsid="002283e9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style:font-name="Times New Roman" fo:font-size="12pt" fo:language="en" fo:country="US" style:text-underline-style="none" fo:font-weight="bold" officeooo:rsid="000177a5" officeooo:paragraph-rsid="0022fc0c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style:font-name="Times New Roman" fo:font-size="12pt" fo:language="en" fo:country="US" style:text-underline-style="none" fo:font-weight="bold" officeooo:rsid="000e1894" officeooo:paragraph-rsid="000e1894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style:font-name="Times New Roman" fo:font-size="12pt" fo:language="en" fo:country="US" style:text-underline-style="none" fo:font-weight="bold" officeooo:rsid="000e1894" officeooo:paragraph-rsid="00181cfe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style:font-name="Times New Roman" fo:font-size="12pt" fo:language="en" fo:country="US" style:text-underline-style="none" fo:font-weight="bold" officeooo:rsid="0002f1fc" officeooo:paragraph-rsid="001f1537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style:font-name="Times New Roman" fo:font-size="12pt" fo:language="en" fo:country="US" style:text-underline-style="none" fo:font-weight="bold" officeooo:rsid="0002f1fc" officeooo:paragraph-rsid="001f255f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00" style:font-name="Times New Roman" fo:font-size="12pt" fo:language="en" fo:country="US" style:text-underline-style="none" fo:font-weight="bold" officeooo:rsid="0002f1fc" officeooo:paragraph-rsid="0021cfc8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style:font-name="Times New Roman" fo:font-size="12pt" fo:language="en" fo:country="US" style:text-underline-style="none" fo:font-weight="bold" officeooo:rsid="0002f1fc" officeooo:paragraph-rsid="002283e9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style:font-name="Times New Roman" fo:font-size="12pt" fo:language="en" fo:country="US" style:text-underline-style="none" fo:font-weight="bold" officeooo:rsid="0002f1fc" officeooo:paragraph-rsid="0022fc0c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style:font-name="Times New Roman" fo:font-size="12pt" fo:language="en" fo:country="US" style:text-underline-style="none" fo:font-weight="bold" officeooo:rsid="001e8c2a" officeooo:paragraph-rsid="001e8c2a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000000" style:font-name="Times New Roman" fo:font-size="12pt" fo:language="en" fo:country="US" style:text-underline-style="none" fo:font-weight="bold" officeooo:rsid="001e8c2a" officeooo:paragraph-rsid="001f255f" style:font-size-asian="12pt" style:font-weight-asian="bold" style:font-size-complex="12pt" style:font-weight-complex="bold"/>
    </style:style>
    <style:style style:name="P35" style:family="paragraph" style:parent-style-name="Standard">
      <style:text-properties fo:color="#000000" style:font-name="Times New Roman" fo:font-size="12pt" fo:language="en" fo:country="US" style:text-underline-style="none" fo:font-weight="bold" officeooo:rsid="001e8c2a" officeooo:paragraph-rsid="0021cfc8" style:font-size-asian="12pt" style:font-weight-asian="bold" style:font-size-complex="12pt" style:font-weight-complex="bold"/>
    </style:style>
    <style:style style:name="P36" style:family="paragraph" style:parent-style-name="Standard">
      <style:text-properties fo:color="#000000" style:font-name="Times New Roman" fo:font-size="12pt" fo:language="en" fo:country="US" style:text-underline-style="none" fo:font-weight="bold" officeooo:rsid="001e8c2a" officeooo:paragraph-rsid="002283e9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000000" style:font-name="Times New Roman" fo:font-size="12pt" fo:language="en" fo:country="US" style:text-underline-style="none" fo:font-weight="bold" officeooo:rsid="001f255f" officeooo:paragraph-rsid="001f255f" style:font-size-asian="12pt" style:font-weight-asian="bold" style:font-size-complex="12pt" style:font-weight-complex="bold"/>
    </style:style>
    <style:style style:name="P38" style:family="paragraph" style:parent-style-name="Standard">
      <style:text-properties fo:color="#000000" style:font-name="Times New Roman" fo:font-size="12pt" fo:language="en" fo:country="US" style:text-underline-style="none" fo:font-weight="bold" officeooo:rsid="001f255f" officeooo:paragraph-rsid="0021cfc8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000000" style:font-name="Times New Roman" fo:font-size="12pt" fo:language="en" fo:country="US" style:text-underline-style="none" fo:font-weight="bold" officeooo:rsid="001f255f" officeooo:paragraph-rsid="0021dcca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0000" style:font-name="Times New Roman" fo:font-size="12pt" fo:language="en" fo:country="US" style:text-underline-style="none" fo:font-weight="bold" officeooo:rsid="001f255f" officeooo:paragraph-rsid="0022fc0c" style:font-size-asian="12pt" style:font-weight-asian="bold" style:font-size-complex="12pt" style:font-weight-complex="bold"/>
    </style:style>
    <style:style style:name="P41" style:family="paragraph" style:parent-style-name="Standard">
      <style:text-properties fo:color="#000000" style:font-name="Times New Roman" fo:font-size="12pt" fo:language="en" fo:country="US" style:text-underline-style="none" fo:font-weight="normal" officeooo:rsid="000177a5" officeooo:paragraph-rsid="000e1894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style:font-name="Times New Roman" fo:font-size="12pt" fo:language="en" fo:country="US" style:text-underline-style="none" fo:font-weight="normal" officeooo:rsid="000177a5" officeooo:paragraph-rsid="00181cfe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style:font-name="Times New Roman" fo:font-size="12pt" fo:language="en" fo:country="US" style:text-underline-style="none" fo:font-weight="normal" officeooo:rsid="000177a5" officeooo:paragraph-rsid="001ce6df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style:font-name="Times New Roman" fo:font-size="12pt" fo:language="en" fo:country="US" style:text-underline-style="none" fo:font-weight="normal" officeooo:rsid="000177a5" officeooo:paragraph-rsid="0021cb2f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style:font-name="Times New Roman" fo:font-size="12pt" fo:language="en" fo:country="US" style:text-underline-style="none" fo:font-weight="normal" officeooo:rsid="000177a5" officeooo:paragraph-rsid="0021dcca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style:font-name="Times New Roman" fo:font-size="12pt" fo:language="en" fo:country="US" style:text-underline-style="none" fo:font-weight="normal" officeooo:rsid="000177a5" officeooo:paragraph-rsid="002283e9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style:font-name="Times New Roman" fo:font-size="12pt" fo:language="en" fo:country="US" style:text-underline-style="none" fo:font-weight="normal" officeooo:rsid="000177a5" officeooo:paragraph-rsid="0022fc0c" style:font-size-asian="12pt" style:font-weight-asian="normal" style:font-size-complex="12pt" style:font-weight-complex="normal"/>
    </style:style>
    <style:style style:name="P48" style:family="paragraph" style:parent-style-name="Standard">
      <style:text-properties fo:color="#000000" style:font-name="Times New Roman" fo:font-size="12pt" fo:language="en" fo:country="US" style:text-underline-style="none" fo:font-weight="normal" officeooo:rsid="000ec3f3" officeooo:paragraph-rsid="000ec3f3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00" style:font-name="Times New Roman" fo:font-size="12pt" fo:language="en" fo:country="US" style:text-underline-style="none" fo:font-weight="normal" officeooo:rsid="000ec3f3" officeooo:paragraph-rsid="00181cfe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style:font-name="Times New Roman" fo:font-size="12pt" fo:language="en" fo:country="US" style:text-underline-style="none" fo:font-weight="normal" officeooo:rsid="0002f1fc" officeooo:paragraph-rsid="000ec3f3" style:font-size-asian="12pt" style:font-weight-asian="normal" style:font-size-complex="12pt" style:font-weight-complex="normal"/>
    </style:style>
    <style:style style:name="P51" style:family="paragraph" style:parent-style-name="Standard">
      <style:text-properties fo:color="#000000" style:font-name="Times New Roman" fo:font-size="12pt" fo:language="en" fo:country="US" style:text-underline-style="none" fo:font-weight="normal" officeooo:rsid="0002f1fc" officeooo:paragraph-rsid="001096a3" style:font-size-asian="12pt" style:font-weight-asian="normal" style:font-size-complex="12pt" style:font-weight-complex="normal"/>
    </style:style>
    <style:style style:name="P52" style:family="paragraph" style:parent-style-name="Standard">
      <style:text-properties fo:color="#000000" style:font-name="Times New Roman" fo:font-size="12pt" fo:language="en" fo:country="US" style:text-underline-style="none" fo:font-weight="normal" officeooo:rsid="0002f1fc" officeooo:paragraph-rsid="00181cfe" style:font-size-asian="12pt" style:font-weight-asian="normal" style:font-size-complex="12pt" style:font-weight-complex="normal"/>
    </style:style>
    <style:style style:name="P53" style:family="paragraph" style:parent-style-name="Standard">
      <style:text-properties fo:color="#000000" style:font-name="Times New Roman" fo:font-size="12pt" fo:language="en" fo:country="US" style:text-underline-style="none" fo:font-weight="normal" officeooo:rsid="0002f1fc" officeooo:paragraph-rsid="001f1537" style:font-size-asian="12pt" style:font-weight-asian="normal" style:font-size-complex="12pt" style:font-weight-complex="normal"/>
    </style:style>
    <style:style style:name="P54" style:family="paragraph" style:parent-style-name="Standard">
      <style:text-properties fo:color="#000000" style:font-name="Times New Roman" fo:font-size="12pt" fo:language="en" fo:country="US" style:text-underline-style="none" fo:font-weight="normal" officeooo:rsid="0002f1fc" officeooo:paragraph-rsid="002283e9" style:font-size-asian="12pt" style:font-weight-asian="normal" style:font-size-complex="12pt" style:font-weight-complex="normal"/>
    </style:style>
    <style:style style:name="P55" style:family="paragraph" style:parent-style-name="Standard">
      <style:text-properties fo:color="#000000" style:font-name="Times New Roman" fo:font-size="12pt" fo:language="en" fo:country="US" style:text-underline-style="none" fo:font-weight="normal" officeooo:rsid="0002f1fc" officeooo:paragraph-rsid="0022fc0c" style:font-size-asian="12pt" style:font-weight-asian="normal" style:font-size-complex="12pt" style:font-weight-complex="normal"/>
    </style:style>
    <style:style style:name="P56" style:family="paragraph" style:parent-style-name="Standard">
      <style:text-properties fo:color="#000000" style:font-name="Times New Roman" fo:font-size="12pt" fo:language="en" fo:country="US" style:text-underline-style="none" fo:font-weight="normal" officeooo:rsid="001f1537" officeooo:paragraph-rsid="001f1537" style:font-size-asian="12pt" style:font-weight-asian="normal" style:font-size-complex="12pt" style:font-weight-complex="normal"/>
    </style:style>
    <style:style style:name="P57" style:family="paragraph" style:parent-style-name="Standard">
      <style:text-properties fo:color="#000000" style:font-name="Times New Roman" fo:font-size="12pt" fo:language="en" fo:country="US" style:text-underline-style="none" fo:font-weight="normal" officeooo:rsid="001f1537" officeooo:paragraph-rsid="001f255f" style:font-size-asian="12pt" style:font-weight-asian="normal" style:font-size-complex="12pt" style:font-weight-complex="normal"/>
    </style:style>
    <style:style style:name="P58" style:family="paragraph" style:parent-style-name="Standard">
      <style:text-properties fo:color="#000000" style:font-name="Times New Roman" fo:font-size="12pt" fo:language="en" fo:country="US" style:text-underline-style="none" fo:font-weight="normal" officeooo:rsid="001f1537" officeooo:paragraph-rsid="0021cfc8" style:font-size-asian="12pt" style:font-weight-asian="normal" style:font-size-complex="12pt" style:font-weight-complex="normal"/>
    </style:style>
    <style:style style:name="P59" style:family="paragraph" style:parent-style-name="Standard">
      <style:text-properties fo:color="#000000" style:font-name="Times New Roman" fo:font-size="12pt" fo:language="en" fo:country="US" style:text-underline-style="none" fo:font-weight="normal" officeooo:rsid="001f1537" officeooo:paragraph-rsid="0021dcca" style:font-size-asian="12pt" style:font-weight-asian="normal" style:font-size-complex="12pt" style:font-weight-complex="normal"/>
    </style:style>
    <style:style style:name="P60" style:family="paragraph" style:parent-style-name="Standard">
      <style:text-properties fo:color="#000000" style:font-name="Times New Roman" fo:font-size="12pt" fo:language="en" fo:country="US" style:text-underline-style="none" fo:font-weight="normal" officeooo:rsid="001f1537" officeooo:paragraph-rsid="002283e9" style:font-size-asian="12pt" style:font-weight-asian="normal" style:font-size-complex="12pt" style:font-weight-complex="normal"/>
    </style:style>
    <style:style style:name="P61" style:family="paragraph" style:parent-style-name="Standard">
      <style:text-properties fo:color="#000000" style:font-name="Times New Roman" fo:font-size="12pt" fo:language="en" fo:country="US" style:text-underline-style="none" fo:font-weight="normal" officeooo:rsid="001f1537" officeooo:paragraph-rsid="0022fc0c" style:font-size-asian="12pt" style:font-weight-asian="normal" style:font-size-complex="12pt" style:font-weight-complex="normal"/>
    </style:style>
    <style:style style:name="P62" style:family="paragraph" style:parent-style-name="Standard">
      <style:text-properties fo:color="#000000" style:font-name="Times New Roman" fo:font-size="12pt" fo:language="en" fo:country="US" style:text-underline-style="none" fo:font-weight="normal" officeooo:rsid="001f255f" officeooo:paragraph-rsid="001f255f" style:font-size-asian="12pt" style:font-weight-asian="normal" style:font-size-complex="12pt" style:font-weight-complex="normal"/>
    </style:style>
    <style:style style:name="P63" style:family="paragraph" style:parent-style-name="Standard">
      <style:text-properties fo:color="#000000" style:font-name="Times New Roman" fo:font-size="12pt" fo:language="en" fo:country="US" style:text-underline-style="none" fo:font-weight="normal" officeooo:rsid="001f255f" officeooo:paragraph-rsid="0021cfc8" style:font-size-asian="12pt" style:font-weight-asian="normal" style:font-size-complex="12pt" style:font-weight-complex="normal"/>
    </style:style>
    <style:style style:name="P64" style:family="paragraph" style:parent-style-name="Standard">
      <style:text-properties fo:color="#000000" style:font-name="Times New Roman" fo:font-size="12pt" fo:language="en" fo:country="US" style:text-underline-style="none" fo:font-weight="normal" officeooo:rsid="001f255f" officeooo:paragraph-rsid="0021dcca" style:font-size-asian="12pt" style:font-weight-asian="normal" style:font-size-complex="12pt" style:font-weight-complex="normal"/>
    </style:style>
    <style:style style:name="P65" style:family="paragraph" style:parent-style-name="Standard">
      <style:text-properties fo:color="#000000" style:font-name="Times New Roman" fo:font-size="12pt" fo:language="en" fo:country="US" style:text-underline-style="none" fo:font-weight="normal" officeooo:rsid="001f255f" officeooo:paragraph-rsid="002283e9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0000" style:font-name="Times New Roman" fo:font-size="12pt" fo:language="en" fo:country="US" style:text-underline-style="none" fo:font-weight="normal" officeooo:rsid="001f255f" officeooo:paragraph-rsid="0022fc0c" style:font-size-asian="12pt" style:font-weight-asian="normal" style:font-size-complex="12pt" style:font-weight-complex="normal"/>
    </style:style>
    <style:style style:name="P67" style:family="paragraph" style:parent-style-name="Standard">
      <style:text-properties fo:color="#000000" style:font-name="Times New Roman" fo:font-size="12pt" fo:language="en" fo:country="US" style:text-underline-style="none" fo:font-weight="normal" officeooo:rsid="0021cb2f" officeooo:paragraph-rsid="0021cb2f" style:font-size-asian="12pt" style:font-weight-asian="normal" style:font-size-complex="12pt" style:font-weight-complex="normal"/>
    </style:style>
    <style:style style:name="P68" style:family="paragraph" style:parent-style-name="Standard">
      <style:text-properties fo:color="#000000" style:font-name="Times New Roman" fo:font-size="12pt" fo:language="en" fo:country="US" style:text-underline-style="none" fo:font-weight="normal" officeooo:rsid="0021cb2f" officeooo:paragraph-rsid="002283e9" style:font-size-asian="12pt" style:font-weight-asian="normal" style:font-size-complex="12pt" style:font-weight-complex="normal"/>
    </style:style>
    <style:style style:name="P69" style:family="paragraph" style:parent-style-name="Standard">
      <style:text-properties fo:color="#000000" style:font-name="Times New Roman" fo:font-size="12pt" fo:language="en" fo:country="US" style:text-underline-style="none" fo:font-weight="normal" officeooo:rsid="0021cb2f" officeooo:paragraph-rsid="0022fc0c" style:font-size-asian="12pt" style:font-weight-asian="normal" style:font-size-complex="12pt" style:font-weight-complex="normal"/>
    </style:style>
    <style:style style:name="P70" style:family="paragraph" style:parent-style-name="Standard">
      <style:text-properties fo:color="#000000" style:font-name="Times New Roman" fo:font-size="12pt" fo:language="en" fo:country="US" style:text-underline-style="none" fo:font-weight="normal" officeooo:rsid="0021dcca" officeooo:paragraph-rsid="0021dcca" style:font-size-asian="12pt" style:font-weight-asian="normal" style:font-size-complex="12pt" style:font-weight-complex="normal"/>
    </style:style>
    <style:style style:name="P71" style:family="paragraph" style:parent-style-name="Standard">
      <style:text-properties fo:color="#000000" style:font-name="Times New Roman" fo:font-size="12pt" fo:language="en" fo:country="US" style:text-underline-style="none" fo:font-weight="normal" officeooo:rsid="0022fc0c" officeooo:paragraph-rsid="0022fc0c" style:font-size-asian="12pt" style:font-weight-asian="normal" style:font-size-complex="12pt" style:font-weight-complex="normal"/>
    </style:style>
    <style:style style:name="P72" style:family="paragraph" style:parent-style-name="Standard">
      <style:text-properties fo:color="#000000" style:font-name="Times New Roman" fo:font-size="12pt" fo:language="ru" fo:country="RU" style:text-underline-style="solid" style:text-underline-width="auto" style:text-underline-color="font-color" fo:font-weight="bold" officeooo:rsid="001a5cdb" officeooo:paragraph-rsid="001a5cdb" style:font-size-asian="12pt" style:font-weight-asian="bold" style:font-size-complex="12pt" style:font-weight-complex="bold"/>
    </style:style>
    <style:style style:name="P73" style:family="paragraph" style:parent-style-name="Standard">
      <style:text-properties fo:color="#000000" style:font-name="Times New Roman" fo:font-size="12pt" fo:language="ru" fo:country="RU" style:text-underline-style="solid" style:text-underline-width="auto" style:text-underline-color="font-color" fo:font-weight="bold" officeooo:rsid="001ce6df" officeooo:paragraph-rsid="001ce6df" style:font-size-asian="12pt" style:font-weight-asian="bold" style:font-size-complex="12pt" style:font-weight-complex="bold"/>
    </style:style>
    <style:style style:name="P74" style:family="paragraph" style:parent-style-name="Standard">
      <style:text-properties fo:color="#000000" style:font-name="Times New Roman" fo:font-size="12pt" fo:language="ru" fo:country="RU" style:text-underline-style="solid" style:text-underline-width="auto" style:text-underline-color="font-color" fo:font-weight="bold" officeooo:rsid="001f1537" officeooo:paragraph-rsid="001f1537" style:font-size-asian="12pt" style:font-weight-asian="bold" style:font-size-complex="12pt" style:font-weight-complex="bold"/>
    </style:style>
    <style:style style:name="P75" style:family="paragraph" style:parent-style-name="Standard">
      <style:text-properties fo:color="#000000" style:font-name="Times New Roman" fo:font-size="12pt" fo:language="ru" fo:country="RU" style:text-underline-style="solid" style:text-underline-width="auto" style:text-underline-color="font-color" fo:font-weight="bold" officeooo:rsid="0021cb2f" officeooo:paragraph-rsid="0021cb2f" style:font-size-asian="12pt" style:font-weight-asian="bold" style:font-size-complex="12pt" style:font-weight-complex="bold"/>
    </style:style>
    <style:style style:name="P76" style:family="paragraph" style:parent-style-name="Standard">
      <style:text-properties fo:color="#000000" style:font-name="Times New Roman" fo:font-size="12pt" fo:language="ru" fo:country="RU" style:text-underline-style="none" fo:font-weight="bold" officeooo:rsid="0021dcca" officeooo:paragraph-rsid="0021dcca" style:font-size-asian="12pt" style:font-weight-asian="bold" style:font-size-complex="12pt" style:font-weight-complex="bold"/>
    </style:style>
    <style:style style:name="P77" style:family="paragraph" style:parent-style-name="Standard">
      <style:text-properties fo:color="#000000" fo:font-weight="normal" officeooo:rsid="000177a5" officeooo:paragraph-rsid="0002f1fc" style:font-weight-asian="normal" style:font-weight-complex="normal"/>
    </style:style>
    <style:style style:name="P78" style:family="paragraph" style:parent-style-name="Standard">
      <style:text-properties fo:color="#000000" fo:font-weight="normal" officeooo:rsid="000177a5" officeooo:paragraph-rsid="000c609a" style:font-weight-asian="normal" style:font-weight-complex="normal"/>
    </style:style>
    <style:style style:name="P79" style:family="paragraph" style:parent-style-name="Standard">
      <style:text-properties fo:color="#000000" fo:font-weight="normal" officeooo:rsid="000177a5" officeooo:paragraph-rsid="000ec3f3" style:font-weight-asian="normal" style:font-weight-complex="normal"/>
    </style:style>
    <style:style style:name="P80" style:family="paragraph" style:parent-style-name="Standard">
      <style:text-properties fo:color="#000000" fo:font-weight="normal" officeooo:rsid="000177a5" officeooo:paragraph-rsid="001096a3" style:font-weight-asian="normal" style:font-weight-complex="normal"/>
    </style:style>
    <style:style style:name="P81" style:family="paragraph" style:parent-style-name="Standard">
      <style:text-properties fo:color="#000000" fo:font-weight="normal" officeooo:rsid="000177a5" officeooo:paragraph-rsid="00181cfe" style:font-weight-asian="normal" style:font-weight-complex="normal"/>
    </style:style>
    <style:style style:name="P82" style:family="paragraph" style:parent-style-name="Standard">
      <style:text-properties fo:color="#000000" fo:font-weight="normal" officeooo:rsid="000177a5" officeooo:paragraph-rsid="001f1537" style:font-weight-asian="normal" style:font-weight-complex="normal"/>
    </style:style>
    <style:style style:name="P83" style:family="paragraph" style:parent-style-name="Standard">
      <style:text-properties fo:color="#000000" fo:font-weight="normal" officeooo:rsid="000177a5" officeooo:paragraph-rsid="001f255f" style:font-weight-asian="normal" style:font-weight-complex="normal"/>
    </style:style>
    <style:style style:name="P84" style:family="paragraph" style:parent-style-name="Standard">
      <style:text-properties fo:color="#000000" fo:font-weight="normal" officeooo:rsid="000177a5" officeooo:paragraph-rsid="0021cfc8" style:font-weight-asian="normal" style:font-weight-complex="normal"/>
    </style:style>
    <style:style style:name="P85" style:family="paragraph" style:parent-style-name="Standard">
      <style:text-properties fo:color="#000000" fo:font-weight="normal" officeooo:rsid="000177a5" officeooo:paragraph-rsid="002283e9" style:font-weight-asian="normal" style:font-weight-complex="normal"/>
    </style:style>
    <style:style style:name="P86" style:family="paragraph" style:parent-style-name="Standard">
      <style:text-properties fo:color="#000000" fo:font-weight="normal" officeooo:rsid="000177a5" officeooo:paragraph-rsid="0022fc0c" style:font-weight-asian="normal" style:font-weight-complex="normal"/>
    </style:style>
    <style:style style:name="P87" style:family="paragraph" style:parent-style-name="Standard">
      <style:text-properties fo:color="#000000" fo:font-weight="normal" officeooo:rsid="0002f1fc" officeooo:paragraph-rsid="0002f1fc" style:font-weight-asian="normal" style:font-weight-complex="normal"/>
    </style:style>
    <style:style style:name="P88" style:family="paragraph" style:parent-style-name="Standard">
      <style:text-properties fo:color="#000000" fo:font-weight="normal" officeooo:rsid="0002f1fc" officeooo:paragraph-rsid="000c609a" style:font-weight-asian="normal" style:font-weight-complex="normal"/>
    </style:style>
    <style:style style:name="P89" style:family="paragraph" style:parent-style-name="Standard">
      <style:text-properties fo:color="#000000" fo:language="en" fo:country="US" fo:font-weight="normal" officeooo:rsid="000511ca" officeooo:paragraph-rsid="0006bb6d" style:font-weight-asian="normal" style:font-weight-complex="normal"/>
    </style:style>
    <style:style style:name="P90" style:family="paragraph" style:parent-style-name="Standard">
      <style:text-properties fo:color="#000000" fo:language="en" fo:country="US" fo:font-weight="normal" officeooo:rsid="000511ca" officeooo:paragraph-rsid="00159200" style:font-weight-asian="normal" style:font-weight-complex="normal"/>
    </style:style>
    <style:style style:name="P91" style:family="paragraph" style:parent-style-name="Standard">
      <style:text-properties fo:color="#000000" fo:language="en" fo:country="US" fo:font-weight="normal" officeooo:rsid="000511ca" officeooo:paragraph-rsid="00176e76" style:font-weight-asian="normal" style:font-weight-complex="normal"/>
    </style:style>
    <style:style style:name="P92" style:family="paragraph" style:parent-style-name="Standard">
      <style:text-properties fo:color="#000000" fo:language="en" fo:country="US" fo:font-weight="normal" officeooo:rsid="000511ca" officeooo:paragraph-rsid="0017af91" style:font-weight-asian="normal" style:font-weight-complex="normal"/>
    </style:style>
    <style:style style:name="P93" style:family="paragraph" style:parent-style-name="Standard">
      <style:text-properties fo:color="#000000" fo:language="en" fo:country="US" fo:font-weight="normal" officeooo:rsid="00113ae9" officeooo:paragraph-rsid="00113ae9" style:font-weight-asian="normal" style:font-weight-complex="normal"/>
    </style:style>
    <style:style style:name="P94" style:family="paragraph" style:parent-style-name="Standard">
      <style:text-properties fo:color="#000000" fo:language="en" fo:country="US" fo:font-weight="normal" officeooo:rsid="00144ad0" officeooo:paragraph-rsid="00144ad0" style:font-weight-asian="normal" style:font-weight-complex="normal"/>
    </style:style>
    <style:style style:name="P95" style:family="paragraph" style:parent-style-name="Standard">
      <style:text-properties fo:color="#000000" fo:language="en" fo:country="US" fo:font-weight="normal" officeooo:rsid="000177a5" officeooo:paragraph-rsid="00144ad0" style:font-weight-asian="normal" style:font-weight-complex="normal"/>
    </style:style>
    <style:style style:name="P96" style:family="paragraph" style:parent-style-name="Standard">
      <style:text-properties fo:color="#000000" fo:language="en" fo:country="US" fo:font-weight="normal" officeooo:rsid="000177a5" officeooo:paragraph-rsid="00159200" style:font-weight-asian="normal" style:font-weight-complex="normal"/>
    </style:style>
    <style:style style:name="P97" style:family="paragraph" style:parent-style-name="Standard">
      <style:text-properties fo:color="#000000" fo:language="en" fo:country="US" fo:font-weight="normal" officeooo:rsid="000177a5" officeooo:paragraph-rsid="00176e76" style:font-weight-asian="normal" style:font-weight-complex="normal"/>
    </style:style>
    <style:style style:name="P98" style:family="paragraph" style:parent-style-name="Standard">
      <style:text-properties fo:color="#000000" fo:language="en" fo:country="US" fo:font-weight="normal" officeooo:rsid="000177a5" officeooo:paragraph-rsid="0017af91" style:font-weight-asian="normal" style:font-weight-complex="normal"/>
    </style:style>
    <style:style style:name="P99" style:family="paragraph" style:parent-style-name="Standard">
      <style:text-properties fo:color="#000000" fo:language="en" fo:country="US" fo:font-weight="bold" officeooo:rsid="00144ad0" officeooo:paragraph-rsid="00144ad0" style:font-weight-asian="bold" style:font-weight-complex="bold"/>
    </style:style>
    <style:style style:name="P100" style:family="paragraph" style:parent-style-name="Standard">
      <style:text-properties fo:color="#000000" fo:language="en" fo:country="US" fo:font-weight="bold" officeooo:rsid="00176e76" officeooo:paragraph-rsid="00176e76" style:font-weight-asian="bold" style:font-weight-complex="bold"/>
    </style:style>
    <style:style style:name="P101" style:family="paragraph" style:parent-style-name="Standard">
      <style:text-properties fo:color="#000000" fo:language="en" fo:country="US" fo:font-weight="bold" officeooo:rsid="00176e76" officeooo:paragraph-rsid="0017af91" style:font-weight-asian="bold" style:font-weight-complex="bold"/>
    </style:style>
    <style:style style:name="P102" style:family="paragraph" style:parent-style-name="Standard">
      <style:text-properties fo:color="#000000" fo:language="en" fo:country="US" style:text-underline-style="none" fo:font-weight="bold" officeooo:rsid="00159200" officeooo:paragraph-rsid="00159200" style:font-weight-asian="bold" style:font-weight-complex="bold"/>
    </style:style>
    <style:style style:name="P103" style:family="paragraph" style:parent-style-name="Standard">
      <style:text-properties fo:color="#000000" fo:language="en" fo:country="US" style:text-underline-style="none" fo:font-weight="bold" officeooo:rsid="0017af91" officeooo:paragraph-rsid="0017af91" style:font-weight-asian="bold" style:font-weight-complex="bold"/>
    </style:style>
    <style:style style:name="P104" style:family="paragraph" style:parent-style-name="Standard">
      <style:text-properties fo:color="#000000" fo:language="en" fo:country="US" style:text-underline-style="none" fo:font-weight="normal" officeooo:rsid="0017af91" officeooo:paragraph-rsid="0017af91" style:font-weight-asian="normal" style:font-weight-complex="normal"/>
    </style:style>
    <style:style style:name="P105" style:family="paragraph" style:parent-style-name="Standard">
      <style:text-properties fo:color="#000000" fo:language="en" fo:country="US" style:text-underline-style="none" fo:font-weight="normal" officeooo:rsid="000511ca" officeooo:paragraph-rsid="0017af91" style:font-weight-asian="normal" style:font-weight-complex="normal"/>
    </style:style>
    <style:style style:name="P106" style:family="paragraph" style:parent-style-name="Standard">
      <style:text-properties fo:color="#000000" fo:font-weight="bold" officeooo:rsid="0002f1fc" officeooo:paragraph-rsid="000c609a" style:font-weight-asian="bold" style:font-weight-complex="bold"/>
    </style:style>
    <style:style style:name="P107" style:family="paragraph" style:parent-style-name="Standard">
      <style:text-properties fo:color="#000000" fo:font-weight="bold" officeooo:rsid="0002f1fc" officeooo:paragraph-rsid="000ec3f3" style:font-weight-asian="bold" style:font-weight-complex="bold"/>
    </style:style>
    <style:style style:name="P108" style:family="paragraph" style:parent-style-name="Standard">
      <style:text-properties fo:color="#000000" fo:font-weight="bold" officeooo:rsid="0002f1fc" officeooo:paragraph-rsid="001096a3" style:font-weight-asian="bold" style:font-weight-complex="bold"/>
    </style:style>
    <style:style style:name="P109" style:family="paragraph" style:parent-style-name="Standard">
      <style:text-properties fo:color="#000000" fo:font-weight="bold" officeooo:rsid="0002f1fc" officeooo:paragraph-rsid="00181cfe" style:font-weight-asian="bold" style:font-weight-complex="bold"/>
    </style:style>
    <style:style style:name="P110" style:family="paragraph" style:parent-style-name="Standard">
      <style:text-properties fo:color="#000000" fo:font-weight="bold" officeooo:rsid="000e1894" officeooo:paragraph-rsid="000e1894" style:font-weight-asian="bold" style:font-weight-complex="bold"/>
    </style:style>
    <style:style style:name="P111" style:family="paragraph" style:parent-style-name="Standard">
      <style:text-properties fo:color="#000000" fo:font-weight="bold" officeooo:rsid="000e1894" officeooo:paragraph-rsid="00181cfe" style:font-weight-asian="bold" style:font-weight-complex="bold"/>
    </style:style>
    <style:style style:name="P112" style:family="paragraph" style:parent-style-name="Standard">
      <style:text-properties fo:color="#000000" fo:font-weight="bold" officeooo:rsid="000177a5" officeooo:paragraph-rsid="00144ad0" style:font-weight-asian="bold" style:font-weight-complex="bold"/>
    </style:style>
    <style:style style:name="P113" style:family="paragraph" style:parent-style-name="Standard">
      <style:text-properties fo:color="#000000" fo:language="ru" fo:country="RU" style:text-underline-style="solid" style:text-underline-width="auto" style:text-underline-color="font-color" fo:font-weight="bold" officeooo:rsid="000177a5" officeooo:paragraph-rsid="000177a5" style:font-weight-asian="bold" style:font-weight-complex="bold"/>
    </style:style>
    <style:style style:name="P114" style:family="paragraph" style:parent-style-name="Standard">
      <style:text-properties fo:color="#000000" fo:language="ru" fo:country="RU" style:text-underline-style="solid" style:text-underline-width="auto" style:text-underline-color="font-color" fo:font-weight="bold" officeooo:rsid="0017af91" officeooo:paragraph-rsid="0017af91" style:font-weight-asian="bold" style:font-weight-complex="bold"/>
    </style:style>
    <style:style style:name="P115" style:family="paragraph" style:parent-style-name="Standard">
      <style:text-properties fo:color="#000000" fo:language="ru" fo:country="RU" fo:font-weight="normal" officeooo:rsid="00113ae9" officeooo:paragraph-rsid="00113ae9" style:font-weight-asian="normal" style:font-weight-complex="normal"/>
    </style:style>
    <style:style style:name="P116" style:family="paragraph" style:parent-style-name="Standard">
      <style:text-properties fo:color="#000000" fo:language="ru" fo:country="RU" fo:font-weight="normal" officeooo:rsid="00113ae9" officeooo:paragraph-rsid="00144ad0" style:font-weight-asian="normal" style:font-weight-complex="normal"/>
    </style:style>
    <style:style style:name="P117" style:family="paragraph" style:parent-style-name="Standard">
      <style:text-properties fo:color="#000000" fo:language="ru" fo:country="RU" fo:font-weight="normal" officeooo:rsid="0004d9fd" officeooo:paragraph-rsid="0006bb6d" style:font-weight-asian="normal" style:font-weight-complex="normal"/>
    </style:style>
    <style:style style:name="P118" style:family="paragraph" style:parent-style-name="Standard">
      <style:text-properties fo:color="#000000" fo:language="ru" fo:country="RU" fo:font-weight="normal" officeooo:rsid="0004d9fd" officeooo:paragraph-rsid="0004d9fd" style:font-weight-asian="normal" style:font-weight-complex="normal"/>
    </style:style>
    <style:style style:name="P119" style:family="paragraph" style:parent-style-name="Standard">
      <style:text-properties fo:color="#000000" fo:language="ru" fo:country="RU" fo:font-weight="bold" officeooo:rsid="00176e76" officeooo:paragraph-rsid="00176e76" style:font-weight-asian="bold" style:font-weight-complex="bold"/>
    </style:style>
    <style:style style:name="P120" style:family="paragraph" style:parent-style-name="Standard">
      <style:text-properties fo:color="#000000" fo:language="ru" fo:country="RU" fo:font-weight="bold" officeooo:rsid="00176e76" officeooo:paragraph-rsid="0017af91" style:font-weight-asian="bold" style:font-weight-complex="bold"/>
    </style:style>
    <style:style style:name="P121" style:family="paragraph" style:parent-style-name="Standard">
      <style:text-properties fo:color="#000000" style:text-underline-style="solid" style:text-underline-width="auto" style:text-underline-color="font-color" fo:font-weight="bold" officeooo:rsid="0004d9fd" officeooo:paragraph-rsid="0004d9fd" style:font-weight-asian="bold" style:font-weight-complex="bold"/>
    </style:style>
    <style:style style:name="P122" style:family="paragraph" style:parent-style-name="Standard">
      <style:text-properties fo:color="#000000" style:text-underline-style="none" fo:font-weight="normal" officeooo:paragraph-rsid="000e1894" style:font-weight-asian="normal" style:font-weight-complex="normal"/>
    </style:style>
    <style:style style:name="P123" style:family="paragraph" style:parent-style-name="Standard">
      <style:text-properties fo:color="#000000" style:text-underline-style="none" fo:font-weight="normal" officeooo:paragraph-rsid="00181cfe" style:font-weight-asian="normal" style:font-weight-complex="normal"/>
    </style:style>
    <style:style style:name="P124" style:family="paragraph" style:parent-style-name="Standard">
      <style:text-properties fo:color="#000000" style:text-underline-style="none" fo:font-weight="normal" officeooo:paragraph-rsid="001ce6df" style:font-weight-asian="normal" style:font-weight-complex="normal"/>
    </style:style>
    <style:style style:name="P125" style:family="paragraph" style:parent-style-name="Standard">
      <style:text-properties fo:color="#000000" style:text-underline-style="none" fo:font-weight="normal" officeooo:paragraph-rsid="0021cb2f" style:font-weight-asian="normal" style:font-weight-complex="normal"/>
    </style:style>
    <style:style style:name="P126" style:family="paragraph" style:parent-style-name="Standard">
      <style:text-properties fo:color="#000000" style:text-underline-style="none" fo:font-weight="normal" officeooo:paragraph-rsid="0021dcca" style:font-weight-asian="normal" style:font-weight-complex="normal"/>
    </style:style>
    <style:style style:name="P127" style:family="paragraph" style:parent-style-name="Standard">
      <style:text-properties fo:color="#000000" style:text-underline-style="none" fo:font-weight="normal" officeooo:paragraph-rsid="002283e9" style:font-weight-asian="normal" style:font-weight-complex="normal"/>
    </style:style>
    <style:style style:name="P128" style:family="paragraph" style:parent-style-name="Standard">
      <style:text-properties fo:color="#000000" style:text-underline-style="none" fo:font-weight="normal" officeooo:paragraph-rsid="0022fc0c" style:font-weight-asian="normal" style:font-weight-complex="normal"/>
    </style:style>
    <style:style style:name="P129" style:family="paragraph" style:parent-style-name="Standard">
      <style:text-properties fo:font-variant="normal" fo:text-transform="none" fo:color="#000000" style:font-name="Times New Roman" fo:font-size="12pt" fo:letter-spacing="normal" fo:language="en" fo:country="US" fo:font-style="normal" fo:font-weight="bold" officeooo:rsid="0004d9fd" officeooo:paragraph-rsid="0004d9fd" style:font-size-asian="12pt" style:font-weight-asian="bold" style:font-size-complex="12pt" style:font-weight-complex="bold"/>
    </style:style>
    <style:style style:name="P130" style:family="paragraph" style:parent-style-name="Standard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04d9fd" officeooo:paragraph-rsid="0004d9fd" style:font-size-asian="12pt" style:font-weight-asian="normal" style:font-size-complex="12pt" style:font-weight-complex="normal"/>
    </style:style>
    <style:style style:name="P131" style:family="paragraph" style:parent-style-name="Standard">
      <style:text-properties fo:font-weight="bold" officeooo:paragraph-rsid="00159200" style:font-weight-asian="bold" style:font-weight-complex="bold"/>
    </style:style>
    <style:style style:name="P132" style:family="paragraph" style:parent-style-name="Standard">
      <style:paragraph-properties fo:break-before="page"/>
      <style:text-properties fo:color="#000000" fo:font-weight="bold" officeooo:rsid="000e1894" officeooo:paragraph-rsid="00181cfe" style:font-weight-asian="bold" style:font-weight-complex="bold"/>
    </style:style>
    <style:style style:name="P133" style:family="paragraph" style:parent-style-name="Standard">
      <style:paragraph-properties fo:break-before="page"/>
      <style:text-properties fo:color="#000000" fo:language="ru" fo:country="RU" style:text-underline-style="solid" style:text-underline-width="auto" style:text-underline-color="font-color" fo:font-weight="bold" officeooo:rsid="00159200" officeooo:paragraph-rsid="00159200" style:font-weight-asian="bold" style:font-weight-complex="bold"/>
    </style:style>
    <style:style style:name="P134" style:family="paragraph" style:parent-style-name="Standard">
      <style:paragraph-properties fo:break-before="page"/>
      <style:text-properties fo:color="#000000" fo:language="ru" fo:country="RU" style:text-underline-style="solid" style:text-underline-width="auto" style:text-underline-color="font-color" fo:font-weight="bold" officeooo:rsid="0017af91" officeooo:paragraph-rsid="0017af91" style:font-weight-asian="bold" style:font-weight-complex="bold"/>
    </style:style>
    <style:style style:name="P135" style:family="paragraph" style:parent-style-name="Standard">
      <style:paragraph-properties fo:break-before="page"/>
      <style:text-properties fo:color="#000000" fo:language="ru" fo:country="RU" fo:font-weight="normal" officeooo:rsid="00113ae9" officeooo:paragraph-rsid="00144ad0" style:font-weight-asian="normal" style:font-weight-complex="normal"/>
    </style:style>
    <style:style style:name="P136" style:family="paragraph" style:parent-style-name="Standard">
      <style:paragraph-properties fo:break-before="page"/>
      <style:text-properties fo:color="#000000" style:font-name="Times New Roman" fo:font-size="12pt" fo:language="en" fo:country="US" style:text-underline-style="none" fo:font-weight="bold" officeooo:rsid="001e8c2a" officeooo:paragraph-rsid="0021cfc8" style:font-size-asian="12pt" style:font-weight-asian="bold" style:font-size-complex="12pt" style:font-weight-complex="bold"/>
    </style:style>
    <style:style style:name="P137" style:family="paragraph" style:parent-style-name="Header">
      <style:text-properties officeooo:rsid="0022fc0c" officeooo:paragraph-rsid="0022fc0c"/>
    </style:style>
    <style:style style:name="T1" style:family="text">
      <style:text-properties officeooo:rsid="000177a5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177a5"/>
    </style:style>
    <style:style style:name="T4" style:family="text">
      <style:text-properties fo:language="en" fo:country="US" officeooo:rsid="000511ca"/>
    </style:style>
    <style:style style:name="T5" style:family="text">
      <style:text-properties fo:language="en" fo:country="US" fo:font-weight="bold" officeooo:rsid="000177a5" style:font-weight-asian="bold" style:font-weight-complex="bold"/>
    </style:style>
    <style:style style:name="T6" style:family="text">
      <style:text-properties fo:language="en" fo:country="US" style:text-underline-style="solid" style:text-underline-width="auto" style:text-underline-color="font-color"/>
    </style:style>
    <style:style style:name="T7" style:family="text">
      <style:text-properties fo:language="en" fo:country="US" style:text-underline-style="solid" style:text-underline-width="auto" style:text-underline-color="font-color" officeooo:rsid="00159200"/>
    </style:style>
    <style:style style:name="T8" style:family="text">
      <style:text-properties fo:language="en" fo:country="US" officeooo:rsid="0013bf3a"/>
    </style:style>
    <style:style style:name="T9" style:family="text">
      <style:text-properties fo:language="en" fo:country="US" officeooo:rsid="001ce6df"/>
    </style:style>
    <style:style style:name="T10" style:family="text">
      <style:text-properties fo:language="en" fo:country="US" officeooo:rsid="0021dcca"/>
    </style:style>
    <style:style style:name="T11" style:family="text">
      <style:text-properties fo:language="en" fo:country="US" officeooo:rsid="002283e9"/>
    </style:style>
    <style:style style:name="T12" style:family="text">
      <style:text-properties fo:language="en" fo:country="US" officeooo:rsid="0022fc0c"/>
    </style:style>
    <style:style style:name="T13" style:family="text">
      <style:text-properties fo:font-variant="normal" fo:text-transform="none" style:font-name="Times New Roman" fo:font-size="12pt" fo:letter-spacing="normal" fo:language="en" fo:country="US" fo:font-style="normal" style:font-size-asian="12pt" style:font-size-complex="12pt"/>
    </style:style>
    <style:style style:name="T14" style:family="text">
      <style:text-properties fo:font-variant="normal" fo:text-transform="none" style:font-name="Times New Roman" fo:font-size="12pt" fo:letter-spacing="normal" fo:language="en" fo:country="US" fo:font-style="normal" officeooo:rsid="000e1894" style:font-size-asian="12pt" style:font-size-complex="12pt"/>
    </style:style>
    <style:style style:name="T15" style:family="text">
      <style:text-properties fo:font-variant="normal" fo:text-transform="none" style:font-name="Times New Roman" fo:font-size="12pt" fo:letter-spacing="normal" fo:language="en" fo:country="US" fo:font-style="normal" officeooo:rsid="00181cfe" style:font-size-asian="12pt" style:font-size-complex="12pt"/>
    </style:style>
    <style:style style:name="T16" style:family="text">
      <style:text-properties fo:font-variant="normal" fo:text-transform="none" style:font-name="Times New Roman" fo:font-size="12pt" fo:letter-spacing="normal" fo:language="en" fo:country="US" fo:font-style="normal" officeooo:rsid="001ce6df" style:font-size-asian="12pt" style:font-size-complex="12pt"/>
    </style:style>
    <style:style style:name="T17" style:family="text">
      <style:text-properties fo:font-variant="normal" fo:text-transform="none" style:font-name="Times New Roman" fo:font-size="12pt" fo:letter-spacing="normal" fo:language="en" fo:country="US" fo:font-style="normal" officeooo:rsid="0021cb2f" style:font-size-asian="12pt" style:font-size-complex="12pt"/>
    </style:style>
    <style:style style:name="T18" style:family="text">
      <style:text-properties fo:font-variant="normal" fo:text-transform="none" style:font-name="Times New Roman" fo:font-size="12pt" fo:letter-spacing="normal" fo:language="en" fo:country="US" fo:font-style="normal" officeooo:rsid="0021dcca" style:font-size-asian="12pt" style:font-size-complex="12pt"/>
    </style:style>
    <style:style style:name="T19" style:family="text">
      <style:text-properties fo:font-variant="normal" fo:text-transform="none" style:font-name="Times New Roman" fo:font-size="12pt" fo:letter-spacing="normal" fo:language="en" fo:country="US" fo:font-style="normal" officeooo:rsid="002283e9" style:font-size-asian="12pt" style:font-size-complex="12pt"/>
    </style:style>
    <style:style style:name="T20" style:family="text">
      <style:text-properties fo:font-variant="normal" fo:text-transform="none" style:font-name="Times New Roman" fo:font-size="12pt" fo:letter-spacing="normal" fo:language="en" fo:country="US" fo:font-style="normal" officeooo:rsid="0022fc0c" style:font-size-asian="12pt" style:font-size-complex="12pt"/>
    </style:style>
    <style:style style:name="T21" style:family="text">
      <style:text-properties fo:font-variant="normal" fo:text-transform="none" fo:color="#000000" style:font-name="Times New Roman" fo:font-size="11pt" fo:letter-spacing="normal" fo:font-style="normal" style:font-size-asian="11pt" style:font-size-complex="11pt"/>
    </style:style>
    <style:style style:name="T22" style:family="text">
      <style:text-properties fo:font-variant="normal" fo:text-transform="none" fo:letter-spacing="normal" fo:font-style="normal"/>
    </style:style>
    <style:style style:name="T23" style:family="text">
      <style:text-properties fo:font-variant="normal" fo:text-transform="none" fo:letter-spacing="normal" fo:font-style="normal" style:text-underline-style="none"/>
    </style:style>
    <style:style style:name="T24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25" style:family="text">
      <style:text-properties fo:font-variant="normal" fo:text-transform="none" fo:letter-spacing="normal" fo:font-style="normal" style:text-underline-style="none" fo:font-weight="normal" officeooo:rsid="00181cfe" style:font-weight-asian="normal" style:font-weight-complex="normal"/>
    </style:style>
    <style:style style:name="T26" style:family="text">
      <style:text-properties fo:font-variant="normal" fo:text-transform="none" fo:letter-spacing="normal" fo:font-style="normal" style:text-underline-style="none" fo:font-weight="normal" officeooo:rsid="001f255f" style:font-weight-asian="normal" style:font-weight-complex="normal"/>
    </style:style>
    <style:style style:name="T27" style:family="text">
      <style:text-properties fo:font-variant="normal" fo:text-transform="none" fo:letter-spacing="normal" fo:font-style="normal" style:text-underline-style="none" officeooo:rsid="00181cfe"/>
    </style:style>
    <style:style style:name="T2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letter-spacing="normal" fo:font-style="normal" fo:font-weight="bold" officeooo:rsid="001e8c2a" style:font-weight-asian="bold" style:font-weight-complex="bold"/>
    </style:style>
    <style:style style:name="T3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1" style:family="text">
      <style:text-properties fo:font-variant="normal" fo:text-transform="none" fo:letter-spacing="normal" fo:font-style="normal" officeooo:rsid="0021dcca"/>
    </style:style>
    <style:style style:name="T32" style:family="text">
      <style:text-properties fo:font-variant="normal" fo:text-transform="none" fo:letter-spacing="normal" fo:font-style="normal" officeooo:rsid="002283e9"/>
    </style:style>
    <style:style style:name="T33" style:family="text">
      <style:text-properties fo:font-variant="normal" fo:text-transform="none" fo:letter-spacing="normal" fo:font-style="normal" officeooo:rsid="0022fc0c"/>
    </style:style>
    <style:style style:name="T34" style:family="text">
      <style:text-properties fo:font-variant="normal" fo:text-transform="none" fo:letter-spacing="normal" fo:language="ru" fo:country="RU" fo:font-style="normal"/>
    </style:style>
    <style:style style:name="T35" style:family="text">
      <style:text-properties fo:font-variant="normal" fo:text-transform="none" fo:letter-spacing="normal" fo:language="ru" fo:country="RU" fo:font-style="normal" officeooo:rsid="0021cfc8"/>
    </style:style>
    <style:style style:name="T36" style:family="text">
      <style:text-properties fo:font-variant="normal" fo:text-transform="none" fo:letter-spacing="normal" fo:language="ru" fo:country="RU" fo:font-style="normal" officeooo:rsid="0022fc0c"/>
    </style:style>
    <style:style style:name="T37" style:family="text">
      <style:text-properties fo:font-variant="normal" fo:text-transform="none" fo:letter-spacing="normal" fo:language="en" fo:country="US" fo:font-style="normal" fo:font-weight="normal" style:font-weight-asian="normal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language="ru" fo:country="RU"/>
    </style:style>
    <style:style style:name="T40" style:family="text">
      <style:text-properties fo:language="ru" fo:country="RU" officeooo:rsid="000177a5"/>
    </style:style>
    <style:style style:name="T41" style:family="text">
      <style:text-properties fo:language="ru" fo:country="RU" style:text-underline-style="solid" style:text-underline-width="auto" style:text-underline-color="font-color"/>
    </style:style>
    <style:style style:name="T42" style:family="text">
      <style:text-properties fo:language="ru" fo:country="RU" style:text-underline-style="solid" style:text-underline-width="auto" style:text-underline-color="font-color" officeooo:rsid="00159200"/>
    </style:style>
    <style:style style:name="T43" style:family="text">
      <style:text-properties fo:language="ru" fo:country="RU" style:text-underline-style="solid" style:text-underline-width="auto" style:text-underline-color="font-color" officeooo:rsid="0018957d"/>
    </style:style>
    <style:style style:name="T44" style:family="text">
      <style:text-properties fo:language="ru" fo:country="RU" fo:font-weight="bold" officeooo:rsid="000177a5" style:font-weight-asian="bold" style:font-weight-complex="bold"/>
    </style:style>
    <style:style style:name="T45" style:family="text">
      <style:text-properties fo:language="ru" fo:country="RU" officeooo:rsid="001096a3"/>
    </style:style>
    <style:style style:name="T46" style:family="text">
      <style:text-properties fo:language="ru" fo:country="RU" officeooo:rsid="00159200"/>
    </style:style>
    <style:style style:name="T47" style:family="text">
      <style:text-properties fo:language="ru" fo:country="RU" fo:font-weight="normal" style:font-weight-asian="normal" style:font-weight-complex="normal"/>
    </style:style>
    <style:style style:name="T48" style:family="text">
      <style:text-properties fo:language="ru" fo:country="RU" officeooo:rsid="00181cfe"/>
    </style:style>
    <style:style style:name="T49" style:family="text">
      <style:text-properties fo:language="ru" fo:country="RU" fo:font-style="italic" officeooo:rsid="001e8c2a" style:font-style-asian="italic" style:font-style-complex="italic"/>
    </style:style>
    <style:style style:name="T50" style:family="text">
      <style:text-properties fo:language="ru" fo:country="RU" fo:font-style="normal" officeooo:rsid="001e8c2a" style:font-style-asian="normal" style:font-style-complex="normal"/>
    </style:style>
    <style:style style:name="T51" style:family="text">
      <style:text-properties fo:language="ru" fo:country="RU" officeooo:rsid="0022fc0c"/>
    </style:style>
    <style:style style:name="T52" style:family="text">
      <style:text-properties style:font-name="Times New Roman" fo:font-size="12pt" fo:language="en" fo:country="US" style:font-size-asian="12pt" style:font-size-complex="12pt"/>
    </style:style>
    <style:style style:name="T53" style:family="text">
      <style:text-properties style:font-name="Times New Roman" fo:font-size="12pt" fo:language="en" fo:country="US" fo:font-weight="bold" officeooo:rsid="000177a5" style:font-size-asian="12pt" style:font-weight-asian="bold" style:font-size-complex="12pt" style:font-weight-complex="bold"/>
    </style:style>
    <style:style style:name="T54" style:family="text">
      <style:text-properties officeooo:rsid="000c609a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159200" style:font-weight-asian="bold" style:font-weight-complex="bold"/>
    </style:style>
    <style:style style:name="T57" style:family="text">
      <style:text-properties fo:font-weight="bold" officeooo:rsid="00144ad0" style:font-weight-asian="bold" style:font-weight-complex="bold"/>
    </style:style>
    <style:style style:name="T58" style:family="text">
      <style:text-properties officeooo:rsid="000ec3f3"/>
    </style:style>
    <style:style style:name="T59" style:family="text">
      <style:text-properties officeooo:rsid="001096a3"/>
    </style:style>
    <style:style style:name="T60" style:family="text">
      <style:text-properties officeooo:rsid="0013bf3a"/>
    </style:style>
    <style:style style:name="T61" style:family="text">
      <style:text-properties officeooo:rsid="00144ad0"/>
    </style:style>
    <style:style style:name="T62" style:family="text">
      <style:text-properties fo:color="#000000" fo:language="en" fo:country="US" style:text-underline-style="none" officeooo:rsid="00159200"/>
    </style:style>
    <style:style style:name="T63" style:family="text">
      <style:text-properties fo:color="#000000" style:font-name="Times New Roman" fo:font-size="11pt" fo:language="en" fo:country="US" style:text-underline-style="none" officeooo:rsid="00159200" style:font-size-asian="11pt" style:font-size-complex="11pt"/>
    </style:style>
    <style:style style:name="T64" style:family="text">
      <style:text-properties officeooo:rsid="00159200"/>
    </style:style>
    <style:style style:name="T65" style:family="text">
      <style:text-properties style:font-name="Times New Roman" fo:font-size="11pt" style:font-size-asian="11pt" style:font-size-complex="11pt"/>
    </style:style>
    <style:style style:name="T66" style:family="text">
      <style:text-properties style:text-underline-style="none"/>
    </style:style>
    <style:style style:name="T67" style:family="text">
      <style:text-properties style:text-underline-style="none" officeooo:rsid="00159200"/>
    </style:style>
    <style:style style:name="T68" style:family="text">
      <style:text-properties style:text-underline-style="none" fo:font-weight="normal" style:font-weight-asian="normal" style:font-weight-complex="normal"/>
    </style:style>
    <style:style style:name="T69" style:family="text">
      <style:text-properties style:text-underline-style="none" fo:font-weight="normal" officeooo:rsid="001f255f" style:font-weight-asian="normal" style:font-weight-complex="normal"/>
    </style:style>
    <style:style style:name="T70" style:family="text">
      <style:text-properties officeooo:rsid="002283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Получение токена авторизации:</text:p>
      <text:p text:style-name="P9">REQUEST</text:p>
      <text:p text:style-name="P5"><text:span text:style-name="T3">Method</text:span><text:span text:style-name="T40">: </text:span><text:span text:style-name="T3">GET<text:line-break/>Endpoint: </text:span><text:span text:style-name="T13">/api/gettoken</text:span><text:span text:style-name="T52"> </text:span></text:p>
      <text:p text:style-name="P9">Body:</text:p>
      <text:p text:style-name="P10">{<text:line-break/><text:tab/><text:tab/>"query":"getjwt",<text:line-break/><text:tab/><text:tab/>"email":"Admin@gmail.com",<text:line-break/><text:tab/><text:tab/>"password":"adminpass"<text:line-break/>}</text:p>
      <text:p text:style-name="P10"/>
      <text:p text:style-name="P9">RESPONSE:</text:p>
      <text:p text:style-name="P10">200 OK</text:p>
      <text:p text:style-name="P9">Body:</text:p>
      <text:p text:style-name="P3">{<text:line-break/> <text:s text:c="3"/>"message": "Successful login",<text:line-break/> <text:s text:c="3"/>"jwt": "eyJ0eXAiOiJKV1QiLCJhbGciOiJIUzI1NiJ9.eyJpc3MiOiJodHRwOlwvXC9leGFtcGxlLm9yZyIsImF1ZCI6Imh0dHA6XC9cL2V4YW1wbGUuY29tIiwiaWF0IjoxMzU2OTk5NTI0LCJuYmYiOjEzNTcwMDAwMDAsImRhdGEiOnsiaWQiOiI0IiwiZmlyc3RuYW1lIjoiU3VwZXJBZG1pbnNreSIsImxhc3RuYW1lIjoiQWRtaW5za3kiLCJlbWFpbCI6IkFkbWluQGdtYWlsLmNvbSJ9fQ.pM8zP6AvuCEsqtfmo8B3zFG-5lTmolQKcmhTaDWpSsE"<text:line-break/>}</text:p>
      <text:p text:style-name="P4">Wrong login or password:</text:p>
      <text:p text:style-name="P4"><text:span text:style-name="T38">401 Unauthorized</text:span> </text:p>
      <text:p text:style-name="P4">Body:</text:p>
      <text:p text:style-name="P7">{<text:line-break/> <text:s text:c="3"/>"message": "name or password is wrong."<text:line-break/>}</text:p>
      <text:p text:style-name="P4">Wrong message format:</text:p>
      <text:p text:style-name="P77">401 Unauthorized</text:p>
      <text:p text:style-name="P6">Body:</text:p>
      <text:p text:style-name="P8">{</text:p>
      <text:p text:style-name="P8"><text:tab/>"message": "Wrong message format."</text:p>
      <text:p text:style-name="P8">}</text:p>
      <text:p text:style-name="P6">Wrong method:</text:p>
      <text:p text:style-name="P77">401 Unauthorized</text:p>
      <text:p text:style-name="P6">Body:</text:p>
      <text:p text:style-name="P8">{<text:line-break/> <text:s text:c="3"/>"message": "Wrong REQUEST Method."<text:line-break/>}</text:p>
      <text:p text:style-name="P106">Wrong <text:span text:style-name="T54">email format</text:span>:</text:p>
      <text:p text:style-name="P78">401 Unauthorized</text:p>
      <text:p text:style-name="P106">Body:</text:p>
      <text:p text:style-name="P88">{<text:line-break/> <text:s text:c="3"/>"message": "email format is wrong."<text:line-break/>}</text:p>
      <text:p text:style-name="P110"><text:soft-page-break/><text:span text:style-name="T41">Получение списка пользователей </text:span><text:span text:style-name="T6">( </text:span><text:span text:style-name="T7">Д</text:span><text:span text:style-name="T42">оступ: Администратор</text:span><text:span text:style-name="T41"> </text:span><text:span text:style-name="T6">)</text:span><text:span text:style-name="T41">:</text:span></text:p>
      <text:p text:style-name="P19">REQUEST</text:p>
      <text:p text:style-name="P122"><text:span text:style-name="T5">Method</text:span><text:span text:style-name="T44">:</text:span><text:span text:style-name="T40"> </text:span><text:span text:style-name="T3">GET<text:line-break/></text:span><text:span text:style-name="T5">Endpoint</text:span><text:span text:style-name="T3">: </text:span><text:span text:style-name="T13">/api/get</text:span><text:span text:style-name="T14">user;ist</text:span></text:p>
      <text:p text:style-name="P41"><text:span text:style-name="T55">Body</text:span>:</text:p>
      <text:p text:style-name="P41"><text:span text:style-name="T39">{<text:line-break/><text:tab/><text:tab/>"jwt": "eyJ0eXAiOiJKV1QiLCJhbGciOiJIUzI1NiJ9.eyJpc3MiOiJodHRwOlwvXC9leGFtcGxlLm9yZyIsImF1ZCI6Imh0dHA6XC9cL2V4YW1wbGUuY29tIiwiaWF0IjoxMzU2OTk5NTI0LCJuYmYiOjEzNTcwMDAwMDAsImRhdGEiOnsiaWQiOiI0IiwiZmlyc3RuYW1lIjoiU3VwZXJBZG1pbnNreSIsImxhc3RuYW1lIjoiQWRtaW5za3kiLCJlbWFpbCI6IkFkbWluQGdtYWlsLmNvbSJ9fQ.pM8zP6AvuCEsqtfmo8B3zFG-5lTmolQKcmhTaDWpSsE"</text:span></text:p>
      <text:p text:style-name="P41"><text:span text:style-name="T39"><text:line-break/>}</text:span></text:p>
      <text:p text:style-name="P26">RESPONSE:</text:p>
      <text:p text:style-name="P41">200 OK</text:p>
      <text:p text:style-name="P48">{</text:p>
      <text:p text:style-name="P48"><text:tab/>… <text:span text:style-name="T39">Данные по всем пользователям в </text:span>json</text:p>
      <text:p text:style-name="P48">}</text:p>
      <text:p text:style-name="P107">Wrong <text:span text:style-name="T58">jwt token</text:span>:</text:p>
      <text:p text:style-name="P79">401 Unauthorized</text:p>
      <text:p text:style-name="P107">Body:</text:p>
      <text:p text:style-name="P50">{<text:line-break/> <text:s text:c="3"/>"message": "Access denied.",<text:line-break/> <text:s text:c="3"/>"error": "Signature verification failed" /* <text:span text:style-name="T45">текст ошибки</text:span> */<text:line-break/>}</text:p>
      <text:p text:style-name="P108"><text:span text:style-name="T59">Empty REQUEST body</text:span>:</text:p>
      <text:p text:style-name="P80">401 Unauthorized</text:p>
      <text:p text:style-name="P108">Body:</text:p>
      <text:p text:style-name="P51">{<text:line-break/> <text:s text:c="3"/>"message": "Premission Denied."<text:line-break/>}</text:p>
      <text:p text:style-name="P48"/>
      <text:p text:style-name="P121"><text:span text:style-name="T39">Добавление пользователя ( </text:span><text:span text:style-name="T46">Доступ:</text:span><text:span text:style-name="T39"> </text:span><text:span text:style-name="T46">Администратор</text:span><text:span text:style-name="T39">)</text:span></text:p>
      <text:p text:style-name="P115">При добавлении пользователя необходимо указать обязательные поля:</text:p>
      <text:p text:style-name="P93">`guid`</text:p>
      <text:p text:style-name="P93">`code`</text:p>
      <text:p text:style-name="P93">`email`</text:p>
      <text:p text:style-name="P93">`password`</text:p>
      <text:p text:style-name="P116">Остальные поля — опционально.<text:span text:style-name="T60">В</text:span> <text:span text:style-name="T60">поле </text:span><text:span text:style-name="T8">`mserver_id` - </text:span><text:span text:style-name="T60">необходимо указывать </text:span><text:span text:style-name="T8">id </text:span><text:span text:style-name="T60">медиа-сервера, если пропустить поле </text:span><text:span text:style-name="T8">`mserver_id`, </text:span><text:span text:style-name="T60">то камера привяжется к последнему добавленному медиа серверу. </text:span><text:s/></text:p>
      <text:p text:style-name="P116"><text:span text:style-name="T53"/></text:p>
      <text:p text:style-name="P135"><text:span text:style-name="T53">REQUEST</text:span></text:p>
      <text:p text:style-name="P1"><text:span text:style-name="T3">Method</text:span><text:span text:style-name="T1">: </text:span><text:span text:style-name="T2">POST</text:span><text:span text:style-name="T3"><text:line-break/>Endpoint: </text:span><text:span text:style-name="T13">/api/adduser</text:span></text:p>
      <text:p text:style-name="P129">Body:</text:p>
      <text:p text:style-name="P130">{</text:p>
      <text:p text:style-name="P118"/>
      <text:p text:style-name="P2">"jwt": "eyJ0eXAiOiJKV1QiLCJhbGciOiJIUzI1NiJ9.eyJpc3MiOiJodHRwOlwvXC9leGFtcGxlLm9yZyIsImF1ZCI6Imh0dHA6XC9cL2V4YW1wbGUuY29tIiwiaWF0IjoxMzU2OTk5NTI0LCJuYmYiOjEzNTcwMDAwMDAsImRhdGEiOnsiaWQiOiI0IiwiZmlyc3RuYW1lIjoiU3VwZXJBZG1pbnNreSIsImxhc3RuYW1lIjoiQWRtaW5za3kiLCJlbWFpbCI6IkFkbWluQGdtYWlsLmNvbSJ9fQ.pM8zP6AvuCEsqtfmo8B3zFG-5lTmolQKcmhTaDWpSsE",<text:line-break/><text:tab/><text:tab/>"guid":"7",<text:line-break/><text:tab/><text:tab/>"code":"7",<text:line-break/><text:tab/><text:tab/>"email":"User7@mail.ru",<text:line-break/><text:tab/><text:tab/>"password":"user7pass"<text:line-break/><text:tab/><text:tab/><text:line-break/><text:span text:style-name="T4">}</text:span></text:p>
      <text:p text:style-name="P2"><text:span text:style-name="T4"/></text:p>
      <text:p text:style-name="P99">RESPONSE</text:p>
      <text:p text:style-name="P94">200 OK</text:p>
      <text:p text:style-name="P99">Body:</text:p>
      <text:p text:style-name="P94">{<text:line-break/> <text:s text:c="3"/>"message": "User is Added."<text:line-break/>}</text:p>
      <text:p text:style-name="P112"/>
      <text:p text:style-name="P95">401 Unauthorized</text:p>
      <text:p text:style-name="P99">Body:</text:p>
      <text:p text:style-name="P94">"message": "User is not Added.",<text:line-break/> <text:s text:c="3"/>"text": {<text:line-break/> <text:s text:c="7"/>"errorInfo": [<text:line-break/> <text:s text:c="11"/>"23000", <text:s/>- <text:span text:style-name="T39">код ошибки сервера базы данных</text:span><text:line-break/> <text:s text:c="11"/>1062, - <text:span text:style-name="T39">код ошибки сервера базы данных</text:span><text:line-break/> <text:s text:c="11"/>"Duplicate entry 'User7@mail.ru' for key 'email'" – <text:span text:style-name="T39">текст сообщения</text:span><text:line-break/> <text:s text:c="7"/>]<text:line-break/> <text:s text:c="3"/>}<text:line-break/>}</text:p>
      <text:p text:style-name="P133">Редактирования пользователя (Доступ: Администратор):</text:p>
      <text:p text:style-name="P102">REQUEST:<text:line-break/>Method: PUT,</text:p>
      <text:p text:style-name="P131"><text:span text:style-name="T62">Endpoint:</text:span><text:span text:style-name="T63"> /</text:span><text:span text:style-name="T21">api/edituser</text:span><text:span text:style-name="T65"> </text:span></text:p>
      <text:p text:style-name="P102">Body:<text:line-break/><text:span text:style-name="T38">{<text:line-break/><text:tab/>"jwt": "eyJ0eXAiOiJKV1QiLCJhbGciOiJIUzI1NiJ9.eyJpc3MiOiJodHRwOlwvXC9leGFtcGxlLm9yZyIsImF1ZCI6Imh0dHA6XC9cL2V4YW1wbGUuY29tIiwiaWF0IjoxMzU2OTk5NTI0LCJuYmYiOjEzNTcwMDAwMDAsImRhdGEiOnsiaWQiOiI0IiwiZmlyc3RuYW1lIjoiU3VwZXJBZG1pbnNreSIsImxhc3RuYW1lIjoiQWRtaW5za3kiLCJlbWFpbCI6IkFkbWluQGdtYWlsLmNvbSJ9fQ.pM8zP6AvuCEsqtfmo8B3zFG-5lTmolQKcmhTaDWpSsE",<text:line-break/><text:tab/>"id":"23", - </text:span><text:span text:style-name="T47">идентификатор пользователя, которого необходимо отредактировать</text:span></text:p>
      <text:p text:style-name="P102"><text:span text:style-name="T38"><text:tab/>(</text:span><text:span text:style-name="T47">Ниже следует указывать поля, которые необходимо отредактировать</text:span><text:span text:style-name="T38">)</text:span></text:p>
      <text:p text:style-name="P89"/>
      <text:p text:style-name="P90">{</text:p>
      <text:p text:style-name="P90"><text:span text:style-name="T56">RESPONSE:<text:line-break/></text:span><text:span text:style-name="T64">200 OK</text:span></text:p>
      <text:p text:style-name="P90"><text:span text:style-name="T56">Body:</text:span></text:p>
      <text:p text:style-name="P90"><text:span text:style-name="T64">{<text:line-break/> <text:s text:c="3"/>"message": "User is Edited."<text:line-break/>}</text:span></text:p>
      <text:p text:style-name="P100">id <text:span text:style-name="T39">не указан</text:span></text:p>
      <text:p text:style-name="P96">401 Unauthorized</text:p>
      <text:p text:style-name="P90"><text:span text:style-name="T57">Body:</text:span></text:p>
      <text:p text:style-name="P90"><text:span text:style-name="T67">{<text:line-break/> <text:s text:c="3"/>"message": "id is wrong."<text:line-break/>}</text:span></text:p>
      <text:p text:style-name="P119">Пользователя с таким <text:span text:style-name="T2">id </text:span>не существует</text:p>
      <text:p text:style-name="P97">401 Unauthorized</text:p>
      <text:p text:style-name="P91"><text:span text:style-name="T57">Body:</text:span></text:p>
      <text:p text:style-name="P91"><text:span text:style-name="T61">{<text:line-break/> <text:s text:c="3"/>"message": "User with id = 1 does not exist."<text:line-break/>}</text:span></text:p>
      <text:p text:style-name="P91"/>
      <text:p text:style-name="P114"/>
      <text:p text:style-name="P134">Удаление пользователя (Доступ: Администратор)</text:p>
      <text:p text:style-name="P103">REQUEST:</text:p>
      <text:p text:style-name="P103">Method: DELETE,</text:p>
      <text:p text:style-name="P103">EndPoint: /api/deleteuser,</text:p>
      <text:p text:style-name="P103">Body:</text:p>
      <text:p text:style-name="P104">{</text:p>
      <text:p text:style-name="P104"><text:tab/>"jwt": "eyJ0eXAiOiJKV1QiLCJhbGciOiJIUzI1NiJ9.eyJpc3MiOiJodHRwOlwvXC9leGFtcGxlLm9yZyIsImF1ZCI6Imh0dHA6XC9cL2V4YW1wbGUuY29tIiwiaWF0IjoxMzU2OTk5NTI0LCJuYmYiOjEzNTcwMDAwMDAsImRhdGEiOnsiaWQiOiI0IiwiZmlyc3RuYW1lIjoiU3VwZXJBZG1pbnNreSIsImxhc3RuYW1lIjoiQWRtaW5za3kiLCJlbWFpbCI6IkFkbWluQGdtYWlsLmNvbSJ9fQ.pM8zP6AvuCEsqtfmo8B3zFG-5lTmolQKcmhTaDWpSsE",<text:line-break/><text:tab/>"id":"14"</text:p>
      <text:p text:style-name="P104">}</text:p>
      <text:p text:style-name="P103">RESPONSE:</text:p>
      <text:p text:style-name="P104">200 OK</text:p>
      <text:p text:style-name="P103">Body:</text:p>
      <text:p text:style-name="P104">{<text:line-break/> <text:s text:c="3"/>"message": "User is Deleted."<text:line-break/>}</text:p>
      <text:p text:style-name="P101">id <text:span text:style-name="T39">не указан</text:span></text:p>
      <text:p text:style-name="P98">401 Unauthorized</text:p>
      <text:p text:style-name="P92"><text:span text:style-name="T57">Body:</text:span></text:p>
      <text:p text:style-name="P92"><text:span text:style-name="T67">{<text:line-break/> <text:s text:c="3"/>"message": "id is wrong."<text:line-break/>}</text:span></text:p>
      <text:p text:style-name="P120">Пользователя с таким <text:span text:style-name="T2">id </text:span>не существует</text:p>
      <text:p text:style-name="P98">401 Unauthorized</text:p>
      <text:p text:style-name="P92"><text:span text:style-name="T57">Body:</text:span></text:p>
      <text:p text:style-name="P105"><text:span text:style-name="T61">{<text:line-break/> <text:s text:c="3"/>"message": "User with id = 1 does not exist."<text:line-break/>}</text:span></text:p>
      <text:p text:style-name="P111"><text:span text:style-name="T41"/></text:p>
      <text:p text:style-name="P132"><text:span text:style-name="T41">Получение списка </text:span><text:span text:style-name="T43">медиа-серверов</text:span><text:span text:style-name="T41"> </text:span><text:span text:style-name="T6">( </text:span><text:span text:style-name="T7">Д</text:span><text:span text:style-name="T42">оступ: Администратор</text:span><text:span text:style-name="T41"> </text:span><text:span text:style-name="T6">)</text:span><text:span text:style-name="T41">:</text:span></text:p>
      <text:p text:style-name="P20">REQUEST</text:p>
      <text:p text:style-name="P123"><text:span text:style-name="T5">Method</text:span><text:span text:style-name="T44">:</text:span><text:span text:style-name="T40"> </text:span><text:span text:style-name="T3">GET<text:line-break/></text:span><text:span text:style-name="T5">Endpoint</text:span><text:span text:style-name="T3">: </text:span><text:span text:style-name="T13">/api/get</text:span><text:span text:style-name="T15">mserverlist</text:span></text:p>
      <text:p text:style-name="P42"><text:span text:style-name="T55">Body</text:span>:</text:p>
      <text:p text:style-name="P42"><text:span text:style-name="T39">{<text:line-break/><text:tab/><text:tab/>"jwt": "eyJ0eXAiOiJKV1QiLCJhbGciOiJIUzI1NiJ9.eyJpc3MiOiJodHRwOlwvXC9leGFtcGxlLm9yZyIsImF1ZCI6Imh0dHA6XC9cL2V4YW1wbGUuY29tIiwiaWF0IjoxMzU2OTk5NTI0LCJuYmYiOjEzNTcwMDAwMDAsImRhdGEiOnsiaWQiOiI0IiwiZmlyc3RuYW1lIjoiU3VwZXJBZG1pbnNreSIsImxhc3RuYW1lIjoiQWRtaW5za3kiLCJlbWFpbCI6IkFkbWluQGdtYWlsLmNvbSJ9fQ.pM8zP6AvuCEsqtfmo8B3zFG-5lTmolQKcmhTaDWpSsE"</text:span></text:p>
      <text:p text:style-name="P42"><text:span text:style-name="T39"><text:line-break/>}</text:span></text:p>
      <text:p text:style-name="P27">RESPONSE:</text:p>
      <text:p text:style-name="P42">200 OK</text:p>
      <text:p text:style-name="P49">{</text:p>
      <text:p text:style-name="P49"><text:tab/>… <text:span text:style-name="T39">Данные по </text:span><text:span text:style-name="T48">всем медиа-серверам</text:span><text:span text:style-name="T39"> в </text:span>json</text:p>
      <text:p text:style-name="P49">}</text:p>
      <text:p text:style-name="P109">Wrong <text:span text:style-name="T58">jwt token</text:span>:</text:p>
      <text:p text:style-name="P81">401 Unauthorized</text:p>
      <text:p text:style-name="P109">Body:</text:p>
      <text:p text:style-name="P52">{<text:line-break/> <text:s text:c="3"/>"message": "Access denied.",<text:line-break/> <text:s text:c="3"/>"error": "Signature verification failed" /* <text:span text:style-name="T45">текст ошибки</text:span> */<text:line-break/>}</text:p>
      <text:p text:style-name="P109"><text:span text:style-name="T59">Empty REQUEST body</text:span>:</text:p>
      <text:p text:style-name="P81">401 Unauthorized</text:p>
      <text:p text:style-name="P109">Body:</text:p>
      <text:p text:style-name="P52">{<text:line-break/> <text:s text:c="3"/>"message": "Premission Denied."<text:line-break/>}</text:p>
      <text:p text:style-name="P52"/>
      <text:p text:style-name="P52"/>
      <text:p text:style-name="P72">Добавление медиа-сервера (Доступ: Администратор):</text:p>
      <text:p text:style-name="P11"><text:span text:style-name="T66">REQUEST:</text:span></text:p>
      <text:p text:style-name="P11"><text:span text:style-name="T66">Method: </text:span><text:span text:style-name="T68">POST,</text:span></text:p>
      <text:p text:style-name="P11"><text:span text:style-name="T66">Endpoint: </text:span><text:span text:style-name="T24">/api/add</text:span><text:span text:style-name="T25">mserverlist,</text:span></text:p>
      <text:p text:style-name="P11"><text:span text:style-name="T27">B</text:span><text:span text:style-name="T23">ody:</text:span></text:p>
      <text:p text:style-name="P15"><text:span text:style-name="T23">{</text:span></text:p>
      <text:p text:style-name="P15"><text:span text:style-name="T23"><text:tab/>"jwt": "eyJ0eXAiOiJKV1QiLCJhbGciOiJIUzI1NiJ9.eyJpc3MiOiJodHRwOlwvXC9leGFtcGxlLm9yZyIsImF1ZCI6Imh0dHA6XC9cL2V4YW1wbGUuY29tIiwiaWF0IjoxMzU2OTk5NTI0LCJuYmYiOjEzNTcwMDAwMDAsImRhdGEiOnsiaWQiOiI0IiwiZmlyc3RuYW1lIjoiU3VwZXJBZG1pbnNreSIsImxhc3RuYW1lIjoiQWRtaW5za3kiLCJlbWFpbCI6IkFkbWluQGdtYWlsLmNvbSJ9fQ.pM8zP6AvuCEsqtfmo8B3zFG-5lTmolQKcmhTaDWpSsE",<text:line-break/><text:tab/><text:tab/>"title":"Mserver_1",<text:line-break/></text:span><text:soft-page-break/><text:span text:style-name="T23"><text:tab/><text:tab/>"point":"live",<text:line-break/><text:tab/><text:tab/>"address":"127.02.03.1",<text:line-break/><text:tab/><text:tab/>"port":"1935",<text:line-break/><text:tab/><text:tab/>"password":"pass"</text:span></text:p>
      <text:p text:style-name="P15"><text:span text:style-name="T23">}</text:span></text:p>
      <text:p text:style-name="P11"><text:span text:style-name="T23">RESPONSE:</text:span></text:p>
      <text:p text:style-name="P15"><text:span text:style-name="T23">200 OK</text:span></text:p>
      <text:p text:style-name="P12"><text:span text:style-name="T23">Body:</text:span></text:p>
      <text:p text:style-name="P16"><text:span text:style-name="T23">{<text:line-break/> <text:s text:c="3"/>"message": "Media Server is Added.",<text:line-break/>}</text:span></text:p>
      <text:p text:style-name="P16"><text:span text:style-name="T23"/></text:p>
      <text:p text:style-name="P17"><text:span text:style-name="T23">401 Unauthorized</text:span></text:p>
      <text:p text:style-name="P11"><text:span text:style-name="T23">Body:</text:span></text:p>
      <text:p text:style-name="P15"><text:span text:style-name="T23">{<text:line-break/> <text:s text:c="3"/>"message": "Media Server is don't Added.",<text:line-break/> <text:s text:c="3"/>"text": "SQLSTATE[23000]: Integrity constraint violation: 1048 Column 'port' cannot be null"<text:line-break/>}</text:span></text:p>
      <text:p text:style-name="P15"><text:span text:style-name="T23"/></text:p>
      <text:p text:style-name="P73"><text:span text:style-name="T22">Редактирование медиа-сервера ( Доступ: Админ)</text:span></text:p>
      <text:p text:style-name="P21">REQUEST</text:p>
      <text:p text:style-name="P124"><text:span text:style-name="T5">Method</text:span><text:span text:style-name="T44">:</text:span><text:span text:style-name="T40"> </text:span><text:span text:style-name="T9">PUT</text:span><text:span text:style-name="T3"><text:line-break/></text:span><text:span text:style-name="T5">Endpoint</text:span><text:span text:style-name="T3">: </text:span><text:span text:style-name="T13">/api/</text:span><text:span text:style-name="T16">edit</text:span><text:span text:style-name="T15">mserverlist</text:span></text:p>
      <text:p text:style-name="P43"><text:span text:style-name="T55">Body</text:span>:</text:p>
      <text:p text:style-name="P43"><text:span text:style-name="T39">{<text:line-break/><text:tab/><text:tab/>"jwt": "eyJ0eXAiOiJKV1QiLCJhbGciOiJIUzI1NiJ9.eyJpc3MiOiJodHRwOlwvXC9leGFtcGxlLm9yZyIsImF1ZCI6Imh0dHA6XC9cL2V4YW1wbGUuY29tIiwiaWF0IjoxMzU2OTk5NTI0LCJuYmYiOjEzNTcwMDAwMDAsImRhdGEiOnsiaWQiOiI0IiwiZmlyc3RuYW1lIjoiU3VwZXJBZG1pbnNreSIsImxhc3RuYW1lIjoiQWRtaW5za3kiLCJlbWFpbCI6IkFkbWluQGdtYWlsLmNvbSJ9fQ.pM8zP6AvuCEsqtfmo8B3zFG-5lTmolQKcmhTaDWpSsE"</text:span></text:p>
      <text:p text:style-name="P43"><text:span text:style-name="T39"><text:tab/>"id":"3",</text:span></text:p>
      <text:p text:style-name="P43"><text:span text:style-name="T39"><text:tab/>/</text:span><text:span text:style-name="T49">* можно перечислить поля, которые необходимо отредактировать*</text:span><text:span text:style-name="T50">/</text:span></text:p>
      <text:p text:style-name="P43"><text:span text:style-name="T34"><text:line-break/>}</text:span></text:p>
      <text:p text:style-name="P33"><text:span text:style-name="T22">RESPONSE:</text:span></text:p>
      <text:p text:style-name="P56"><text:span text:style-name="T22">200 OK</text:span></text:p>
      <text:p text:style-name="P56"><text:span text:style-name="T22">{<text:line-break/> <text:s text:c="3"/>"message": "Media server is Edited."<text:line-break/>}</text:span></text:p>
      <text:p text:style-name="P82">401 Unauthorized</text:p>
      <text:p text:style-name="P28"><text:span text:style-name="T22">Body:</text:span></text:p>
      <text:p text:style-name="P53"><text:span text:style-name="T22">{<text:line-break/> <text:s text:c="3"/>"message": "id is wrong."<text:line-break/>}</text:span></text:p>
      <text:p text:style-name="P53"><text:span text:style-name="T22"/></text:p>
      <text:p text:style-name="P53"><text:span text:style-name="T22"/></text:p>
      <text:p text:style-name="P74"><text:soft-page-break/><text:span text:style-name="T22">Удаление медиа-сервера ( Доступ: Администратор)</text:span></text:p>
      <text:p text:style-name="P13"><text:span text:style-name="T66">REQUEST:</text:span></text:p>
      <text:p text:style-name="P13"><text:span text:style-name="T66">Method: </text:span><text:span text:style-name="T69">DELETE</text:span><text:span text:style-name="T68">,</text:span></text:p>
      <text:p text:style-name="P13"><text:span text:style-name="T66">Endpoint: </text:span><text:span text:style-name="T24">/api/</text:span><text:span text:style-name="T26">delete</text:span><text:span text:style-name="T25">mserverlist,</text:span></text:p>
      <text:p text:style-name="P13"><text:span text:style-name="T27">B</text:span><text:span text:style-name="T23">ody:</text:span></text:p>
      <text:p text:style-name="P18"><text:span text:style-name="T23">{</text:span></text:p>
      <text:p text:style-name="P18"><text:span text:style-name="T23"><text:tab/><text:line-break/><text:tab/>"jwt": "eyJ0eXAiOiJKV1QiLCJhbGciOiJIUzI1NiJ9.eyJpc3MiOiJodHRwOlwvXC9leGFtcGxlLm9yZyIsImF1ZCI6Imh0dHA6XC9cL2V4YW1wbGUuY29tIiwiaWF0IjoxMzU2OTk5NTI0LCJuYmYiOjEzNTcwMDAwMDAsImRhdGEiOnsiaWQiOiI0IiwiZmlyc3RuYW1lIjoiU3VwZXJBZG1pbnNreSIsImxhc3RuYW1lIjoiQWRtaW5za3kiLCJlbWFpbCI6IkFkbWluQGdtYWlsLmNvbSJ9fQ.pM8zP6AvuCEsqtfmo8B3zFG-5lTmolQKcmhTaDWpSsE",<text:line-break/><text:tab/>"id":"14"<text:line-break/></text:span></text:p>
      <text:p text:style-name="P18"><text:span text:style-name="T23">}</text:span></text:p>
      <text:p text:style-name="P34"><text:span text:style-name="T22">RESPONSE:</text:span></text:p>
      <text:p text:style-name="P57"><text:span text:style-name="T22">200 OK</text:span></text:p>
      <text:p text:style-name="P37"><text:span text:style-name="T22">Body:</text:span></text:p>
      <text:p text:style-name="P62"><text:span text:style-name="T22">{</text:span></text:p>
      <text:p text:style-name="P62"><text:span text:style-name="T22"><text:tab/>"message": "Mserver is Deleted."</text:span></text:p>
      <text:p text:style-name="P62"><text:span text:style-name="T22">}</text:span></text:p>
      <text:p text:style-name="P83">401 Unauthorized</text:p>
      <text:p text:style-name="P29"><text:span text:style-name="T22">Body:</text:span></text:p>
      <text:p text:style-name="P62"><text:span text:style-name="T22">{</text:span></text:p>
      <text:p text:style-name="P62"><text:span text:style-name="T22"><text:tab/>"message": "Media server with id = 1 does not exist."</text:span></text:p>
      <text:p text:style-name="P62"><text:span text:style-name="T22">}</text:span></text:p>
      <text:p text:style-name="P14"><text:span text:style-name="T22"/></text:p>
      <text:p text:style-name="P14"><text:span text:style-name="T22"/></text:p>
      <text:p text:style-name="P75"><text:span text:style-name="T22">Получение списка камер (Доступ: Пользователь)</text:span></text:p>
      <text:p text:style-name="P22">REQUEST</text:p>
      <text:p text:style-name="P125"><text:span text:style-name="T5">Method</text:span><text:span text:style-name="T44">:</text:span><text:span text:style-name="T40"> </text:span><text:span text:style-name="T3">GET<text:line-break/></text:span><text:span text:style-name="T5">Endpoint</text:span><text:span text:style-name="T3">: </text:span><text:span text:style-name="T13">/api/ge</text:span><text:span text:style-name="T17">tcamlist</text:span></text:p>
      <text:p text:style-name="P44"><text:span text:style-name="T55">Body</text:span>:</text:p>
      <text:p text:style-name="P44"><text:span text:style-name="T34">{</text:span></text:p>
      <text:p text:style-name="P44"><text:span text:style-name="T34"><text:tab/></text:span><text:span text:style-name="T35">"jwt": "eyJ0eXAiOiJKV1QiLCJhbGciOiJIUzI1NiJ9.eyJpc3MiOiJodHRwOlwvXC9leGFtcGxlLm9yZyIsImF1ZCI6Imh0dHA6XC9cL2V4YW1wbGUuY29tIiwiaWF0IjoxMzU2OTk5NTI0LCJuYmYiOjEzNTcwMDAwMDAsImRhdGEiOnsiaWQiOiI3IiwiZmlyc3RuYW1lIjoidXNlcjFuYW1lIiwibGFzdG5hbWUiOiJ1c2Vyc2t5MSIsImVtYWlsIjoidXNlcjFAbWFpbC5ydSJ9fQ.p8caTMXLljniFUp4LOvGaRBEnnr33KTxRjAU30UIs_k"</text:span></text:p>
      <text:p text:style-name="P67"><text:span text:style-name="T22">}</text:span></text:p>
      <text:p text:style-name="P35"><text:span text:style-name="T22"/></text:p>
      <text:p text:style-name="P136"><text:span text:style-name="T22">RESPONSE:</text:span></text:p>
      <text:p text:style-name="P58"><text:span text:style-name="T22">200 OK</text:span></text:p>
      <text:p text:style-name="P38"><text:span text:style-name="T22">Body:</text:span></text:p>
      <text:p text:style-name="P63"><text:span text:style-name="T22">{</text:span></text:p>
      <text:p text:style-name="P63"><text:span text:style-name="T22"><text:tab/></text:span><text:span text:style-name="T35">Список камер этого пользователя</text:span></text:p>
      <text:p text:style-name="P63"><text:span text:style-name="T22">}</text:span></text:p>
      <text:p text:style-name="P84">401 Unauthorized</text:p>
      <text:p text:style-name="P30"><text:span text:style-name="T22">Body:</text:span></text:p>
      <text:p text:style-name="P63"><text:span text:style-name="T22">{</text:span></text:p>
      <text:p text:style-name="P63"><text:span text:style-name="T22"><text:tab/> <text:s text:c="3"/>"message": "Access denied.",<text:line-break/> <text:s text:c="3"/><text:tab/> <text:s text:c="3"/>"error": "Signature verification failed"</text:span></text:p>
      <text:p text:style-name="P63"><text:span text:style-name="T22">}</text:span></text:p>
      <text:p text:style-name="P75"><text:span text:style-name="T22"/></text:p>
      <text:p text:style-name="P75"><text:span text:style-name="T22">Добавление камеры (Доступ: Пользователь) </text:span></text:p>
      <text:p text:style-name="P76"><text:span text:style-name="T30">Для добавление камеры <text:s/>поле </text:span><text:span text:style-name="T37">`id_camera` </text:span><text:span text:style-name="T30">является обязательным, остальные опционально. Поля </text:span><text:span text:style-name="T37">id </text:span><text:span text:style-name="T30">и </text:span><text:span text:style-name="T37">user_id </text:span><text:span text:style-name="T30">заполняются автоматически.</text:span></text:p>
      <text:p text:style-name="P23">REQUEST</text:p>
      <text:p text:style-name="P126"><text:span text:style-name="T5">Method</text:span><text:span text:style-name="T44">:</text:span><text:span text:style-name="T40"> </text:span><text:span text:style-name="T10">POST</text:span><text:span text:style-name="T3"><text:line-break/></text:span><text:span text:style-name="T5">Endpoint</text:span><text:span text:style-name="T3">: </text:span><text:span text:style-name="T13">/api/</text:span><text:span text:style-name="T18">add</text:span><text:span text:style-name="T17">cam</text:span><text:span text:style-name="T18">era</text:span></text:p>
      <text:p text:style-name="P45"><text:span text:style-name="T28">Body</text:span><text:span text:style-name="T22">:</text:span></text:p>
      <text:p text:style-name="P70"><text:span text:style-name="T22">{</text:span></text:p>
      <text:p text:style-name="P70"><text:span text:style-name="T22"><text:tab/>"jwt": "eyJ0eXAiOiJKV1QiLCJhbGciOiJIUzI1NiJ9.eyJpc3MiOiJodHRwOlwvXC9leGFtcGxlLm9yZyIsImF1ZCI6Imh0dHA6XC9cL2V4YW1wbGUuY29tIiwiaWF0IjoxMzU2OTk5NTI0LCJuYmYiOjEzNTcwMDAwMDAsImRhdGEiOnsiaWQiOiI3IiwiZmlyc3RuYW1lIjoidXNlcjFuYW1lIiwibGFzdG5hbWUiOiJ1c2Vyc2t5MSIsImVtYWlsIjoidXNlcjFAbWFpbC5ydSJ9fQ.p8caTMXLljniFUp4LOvGaRBEnnr33KTxRjAU30UIs_k",<text:line-break/><text:tab/><text:tab/>"id_camera":"12"</text:span></text:p>
      <text:p text:style-name="P70"><text:span text:style-name="T22">}</text:span></text:p>
      <text:p text:style-name="P70"><text:span text:style-name="T29"/></text:p>
      <text:p text:style-name="P70"><text:span text:style-name="T29">RESPONSE:</text:span></text:p>
      <text:p text:style-name="P59"><text:span text:style-name="T22">200 OK</text:span></text:p>
      <text:p text:style-name="P39"><text:span text:style-name="T22">Body:</text:span></text:p>
      <text:p text:style-name="P64"><text:span text:style-name="T22">{</text:span></text:p>
      <text:p text:style-name="P64"><text:span text:style-name="T22"><text:tab/></text:span><text:span text:style-name="T35">"message": "Camera is Added."</text:span></text:p>
      <text:p text:style-name="P64"><text:span text:style-name="T22">}</text:span></text:p>
      <text:p text:style-name="P64"><text:span text:style-name="T22"/></text:p>
      <text:p text:style-name="P85">401 Unauthorized</text:p>
      <text:p text:style-name="P31"><text:span text:style-name="T22">Body:</text:span></text:p>
      <text:p text:style-name="P65"><text:span text:style-name="T22">{</text:span></text:p>
      <text:p text:style-name="P65"><text:span text:style-name="T22"><text:tab/> <text:s text:c="3"/>"message": "Camera is don't Added.",<text:line-break/> <text:s text:c="3"/>"text": "SQLSTATE[23000]: Integrity constraint violation: 1062 Duplicate entry '12' for key 'id_camera'"</text:span></text:p>
      <text:p text:style-name="P65"><text:span text:style-name="T22">}</text:span></text:p>
      <text:p text:style-name="P75"><text:span text:style-name="T22"/></text:p>
      <text:p text:style-name="P75"><text:span text:style-name="T22"/></text:p>
      <text:p text:style-name="P75"><text:span text:style-name="T22"/></text:p>
      <text:p text:style-name="P75"><text:soft-page-break/><text:span text:style-name="T22">Редактирование камеры (Доступ: Пользователь)</text:span></text:p>
      <text:p text:style-name="P24">REQUEST</text:p>
      <text:p text:style-name="P127"><text:span text:style-name="T5">Method</text:span><text:span text:style-name="T44">:</text:span><text:span text:style-name="T40"> </text:span><text:span text:style-name="T9">PUT</text:span><text:span text:style-name="T3"><text:line-break/></text:span><text:span text:style-name="T5">Endpoint</text:span><text:span text:style-name="T3">: </text:span><text:span text:style-name="T13">/api/</text:span><text:span text:style-name="T16">edit</text:span><text:span text:style-name="T19">camera<text:tab/></text:span></text:p>
      <text:p text:style-name="P46"><text:span text:style-name="T55">Body</text:span>:</text:p>
      <text:p text:style-name="P46"><text:span text:style-name="T39">{<text:line-break/><text:tab/><text:tab/></text:span><text:span text:style-name="T31">"jwt": "eyJ0eXAiOiJKV1QiLCJhbGciOiJIUzI1NiJ9.eyJpc3MiOiJodHRwOlwvXC9leGFtcGxlLm9yZyIsImF1ZCI6Imh0dHA6XC9cL2V4YW1wbGUuY29tIiwiaWF0IjoxMzU2OTk5NTI0LCJuYmYiOjEzNTcwMDAwMDAsImRhdGEiOnsiaWQiOiI3IiwiZmlyc3RuYW1lIjoidXNlcjFuYW1lIiwibGFzdG5hbWUiOiJ1c2Vyc2t5MSIsImVtYWlsIjoidXNlcjFAbWFpbC5ydSJ9fQ.p8caTMXLljniFUp4LOvGaRBEnnr33KTxRjAU30UIs_k",</text:span></text:p>
      <text:p text:style-name="P46"><text:span text:style-name="T39"><text:tab/>"id":"</text:span><text:span text:style-name="T70">12</text:span><text:span text:style-name="T39">",</text:span></text:p>
      <text:p text:style-name="P46"><text:span text:style-name="T39"><text:tab/>/</text:span><text:span text:style-name="T49">* можно перечислить поля, которые необходимо отредактировать*</text:span><text:span text:style-name="T50">/</text:span></text:p>
      <text:p text:style-name="P46"><text:span text:style-name="T34"><text:line-break/>}</text:span></text:p>
      <text:p text:style-name="P36"><text:span text:style-name="T22">RESPONSE:</text:span></text:p>
      <text:p text:style-name="P60"><text:span text:style-name="T22">200 OK</text:span></text:p>
      <text:p text:style-name="P60"><text:span text:style-name="T22">{<text:line-break/> <text:s text:c="3"/>"message": "</text:span><text:span text:style-name="T32">Camera</text:span><text:span text:style-name="T22"> server is Edited."<text:line-break/>}</text:span></text:p>
      <text:p text:style-name="P85">401 Unauthorized</text:p>
      <text:p text:style-name="P31"><text:span text:style-name="T22">Body:</text:span></text:p>
      <text:p text:style-name="P54"><text:span text:style-name="T22">{<text:line-break/> <text:s text:c="3"/>"message": "id is wrong."<text:line-break/>}</text:span></text:p>
      <text:p text:style-name="P75"><text:span text:style-name="T22"/></text:p>
      <text:p text:style-name="P75"><text:span text:style-name="T22">Удаление камеры (Доступ: Пользователь)</text:span></text:p>
      <text:p text:style-name="P24">REQUEST</text:p>
      <text:p text:style-name="P127"><text:span text:style-name="T5">Method</text:span><text:span text:style-name="T44">:</text:span><text:span text:style-name="T40"> </text:span><text:span text:style-name="T11">DELETE</text:span><text:span text:style-name="T3"><text:line-break/></text:span><text:span text:style-name="T5">Endpoint</text:span><text:span text:style-name="T3">: </text:span><text:span text:style-name="T13">/api/</text:span><text:span text:style-name="T16">edit</text:span><text:span text:style-name="T19">camera<text:tab/></text:span></text:p>
      <text:p text:style-name="P46"><text:span text:style-name="T55">Body</text:span>:</text:p>
      <text:p text:style-name="P46"><text:span text:style-name="T39">{<text:line-break/><text:tab/><text:tab/></text:span><text:span text:style-name="T31">"jwt": "eyJ0eXAiOiJKV1QiLCJhbGciOiJIUzI1NiJ9.eyJpc3MiOiJodHRwOlwvXC9leGFtcGxlLm9yZyIsImF1ZCI6Imh0dHA6XC9cL2V4YW1wbGUuY29tIiwiaWF0IjoxMzU2OTk5NTI0LCJuYmYiOjEzNTcwMDAwMDAsImRhdGEiOnsiaWQiOiI3IiwiZmlyc3RuYW1lIjoidXNlcjFuYW1lIiwibGFzdG5hbWUiOiJ1c2Vyc2t5MSIsImVtYWlsIjoidXNlcjFAbWFpbC5ydSJ9fQ.p8caTMXLljniFUp4LOvGaRBEnnr33KTxRjAU30UIs_k",</text:span></text:p>
      <text:p text:style-name="P46"><text:span text:style-name="T39"><text:tab/>"id":"</text:span><text:span text:style-name="T70">12</text:span><text:span text:style-name="T39">",</text:span></text:p>
      <text:p text:style-name="P46"><text:span text:style-name="T39"><text:tab/></text:span><text:span text:style-name="T34"><text:line-break/>}</text:span></text:p>
      <text:p text:style-name="P36"><text:span text:style-name="T22">RESPONSE:</text:span></text:p>
      <text:p text:style-name="P60"><text:span text:style-name="T22">200 OK</text:span></text:p>
      <text:p text:style-name="P60"><text:span text:style-name="T22">{<text:line-break/> <text:s text:c="3"/>"message": "</text:span><text:span text:style-name="T32">Camera</text:span><text:span text:style-name="T22"> server is </text:span><text:span text:style-name="T32">Delet</text:span><text:span text:style-name="T22">ed."<text:line-break/>}</text:span></text:p>
      <text:p text:style-name="P85"><text:soft-page-break/>401 Unauthorized</text:p>
      <text:p text:style-name="P31"><text:span text:style-name="T22">Body:</text:span></text:p>
      <text:p text:style-name="P54"><text:span text:style-name="T22">{<text:line-break/> <text:s text:c="3"/>"message": "</text:span><text:span text:style-name="T32">Camera is don’t Deleted</text:span><text:span text:style-name="T22">" <text:line-break/>}</text:span></text:p>
      <text:p text:style-name="P75"><text:span text:style-name="T22"/></text:p>
      <text:p text:style-name="P75"><text:span text:style-name="T22">Получение профиля ( Доступ: Администратор, Пользователь)</text:span></text:p>
      <text:p text:style-name="P24">REQUEST</text:p>
      <text:p text:style-name="P127"><text:span text:style-name="T5">Method</text:span><text:span text:style-name="T44">:</text:span><text:span text:style-name="T40"> </text:span><text:span text:style-name="T3">GET<text:line-break/></text:span><text:span text:style-name="T5">Endpoint</text:span><text:span text:style-name="T3">: </text:span><text:span text:style-name="T13">/api/ge</text:span><text:span text:style-name="T17">t</text:span><text:span text:style-name="T20">profile</text:span></text:p>
      <text:p text:style-name="P46"><text:span text:style-name="T55">Body</text:span>:</text:p>
      <text:p text:style-name="P46"><text:span text:style-name="T34">{</text:span></text:p>
      <text:p text:style-name="P46"><text:span text:style-name="T34"><text:tab/></text:span><text:span text:style-name="T35">"jwt": "eyJ0eXAiOiJKV1QiLCJhbGciOiJIUzI1NiJ9.eyJpc3MiOiJodHRwOlwvXC9leGFtcGxlLm9yZyIsImF1ZCI6Imh0dHA6XC9cL2V4YW1wbGUuY29tIiwiaWF0IjoxMzU2OTk5NTI0LCJuYmYiOjEzNTcwMDAwMDAsImRhdGEiOnsiaWQiOiI3IiwiZmlyc3RuYW1lIjoidXNlcjFuYW1lIiwibGFzdG5hbWUiOiJ1c2Vyc2t5MSIsImVtYWlsIjoidXNlcjFAbWFpbC5ydSJ9fQ.p8caTMXLljniFUp4LOvGaRBEnnr33KTxRjAU30UIs_k"</text:span></text:p>
      <text:p text:style-name="P69"><text:span text:style-name="T22">}</text:span></text:p>
      <text:p text:style-name="P69"><text:span text:style-name="T29"/></text:p>
      <text:p text:style-name="P69"><text:span text:style-name="T29">RESPONSE:</text:span></text:p>
      <text:p text:style-name="P61"><text:span text:style-name="T22">200 OK</text:span></text:p>
      <text:p text:style-name="P40"><text:span text:style-name="T22">Body:</text:span></text:p>
      <text:p text:style-name="P66"><text:span text:style-name="T22">{</text:span></text:p>
      <text:p text:style-name="P66"><text:span text:style-name="T22"><text:tab/></text:span><text:span text:style-name="T33">Информация </text:span><text:span text:style-name="T36">о пользователе, которму принадлежит </text:span><text:span text:style-name="T33">jwt</text:span><text:span text:style-name="T36"> </text:span></text:p>
      <text:p text:style-name="P66"><text:span text:style-name="T22">}</text:span></text:p>
      <text:p text:style-name="P86">401 Unauthorized</text:p>
      <text:p text:style-name="P32"><text:span text:style-name="T22">Body:</text:span></text:p>
      <text:p text:style-name="P55"><text:span text:style-name="T22">{</text:span></text:p>
      <text:p text:style-name="P68"><text:span text:style-name="T22">"message": "Access denied.",<text:line-break/> <text:s text:c="3"/>"error": "Signature verification failed"</text:span></text:p>
      <text:p text:style-name="P71"><text:span text:style-name="T22">}</text:span></text:p>
      <text:p text:style-name="P75"><text:span text:style-name="T22"/></text:p>
      <text:p text:style-name="P75"><text:span text:style-name="T22">Редактирование профиля ( Доступ: Администратор, Пользователь)</text:span></text:p>
      <text:p text:style-name="P25">REQUEST</text:p>
      <text:p text:style-name="P128"><text:span text:style-name="T5">Method</text:span><text:span text:style-name="T44">:</text:span><text:span text:style-name="T40"> </text:span><text:span text:style-name="T51">P</text:span><text:span text:style-name="T12">UT</text:span><text:span text:style-name="T3"><text:line-break/></text:span><text:span text:style-name="T5">Endpoint</text:span><text:span text:style-name="T3">: </text:span><text:span text:style-name="T13">/api/</text:span><text:span text:style-name="T20">editprofile</text:span></text:p>
      <text:p text:style-name="P47"><text:span text:style-name="T28">Body</text:span><text:span text:style-name="T22">:</text:span></text:p>
      <text:p text:style-name="P47"><text:span text:style-name="T34">{</text:span></text:p>
      <text:p text:style-name="P47"><text:span text:style-name="T34"><text:tab/></text:span><text:span text:style-name="T35">"jwt": "eyJ0eXAiOiJKV1QiLCJhbGciOiJIUzI1NiJ9.eyJpc3MiOiJodHRwOlwvXC9leGFtcGxlLm9yZyIsImF1ZCI6Imh0dHA6XC9cL2V4YW1wbGUuY29tIiwiaWF0IjoxMzU2OTk5NTI0LCJuYmYiOjEzNTcwMDAwMDAsImRhdGEiOnsiaWQiOiI3IiwiZmlyc3RuYW1lIjoidXNlcjFuYW1lIiwibGFzdG5hbWUiOiJ1c2Vyc2t5MSIsImVtYWlsIjoidXNlcjFAbWFpbC5ydSJ9fQ.p8caTMXLljniFUp4LOvGaRBEnnr33KTxRjAU30UIs_k"</text:span></text:p>
      <text:p text:style-name="P47"><text:span text:style-name="T35">/* </text:span><text:span text:style-name="T36">список полей, которые необходимо отредактировать, в </text:span><text:span text:style-name="T33">jwt </text:span><text:span text:style-name="T36">формате */</text:span></text:p>
      <text:p text:style-name="P69"><text:span text:style-name="T22">}</text:span></text:p>
      <text:p text:style-name="P69"><text:soft-page-break/><text:span text:style-name="T29">RESPONSE:</text:span></text:p>
      <text:p text:style-name="P61"><text:span text:style-name="T22">200 OK</text:span></text:p>
      <text:p text:style-name="P40"><text:span text:style-name="T22">Body:</text:span></text:p>
      <text:p text:style-name="P66"><text:span text:style-name="T22">{</text:span></text:p>
      <text:p text:style-name="P66"><text:span text:style-name="T22"><text:tab/></text:span><text:span text:style-name="T36">"message": "Profile is Edited."</text:span></text:p>
      <text:p text:style-name="P66"><text:span text:style-name="T22">}</text:span></text:p>
      <text:p text:style-name="P86">401 Unauthorized</text:p>
      <text:p text:style-name="P32"><text:span text:style-name="T22">Body:</text:span></text:p>
      <text:p text:style-name="P55"><text:span text:style-name="T22">{</text:span></text:p>
      <text:p text:style-name="P69"><text:span text:style-name="T22"><text:tab/></text:span></text:p>
      <text:p text:style-name="P71"><text:span text:style-name="T2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ans" svg:font-family="OpenSans, Helvetica, 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2fc0c" officeooo:paragraph-rsid="0022fc0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 LibreOffice_project/86daf60bf00efa86ad547e59e09d6bb77c699acb</meta:generator>
    <dc:date>2019-02-15T23:33:02.517000000</dc:date>
    <meta:editing-duration>PT18H22M44S</meta:editing-duration>
    <meta:editing-cycles>9</meta:editing-cycles>
    <meta:document-statistic meta:table-count="0" meta:image-count="0" meta:object-count="0" meta:page-count="12" meta:paragraph-count="270" meta:word-count="811" meta:character-count="10806" meta:non-whitespace-character-count="9980"/>
  </office:meta>
</office:document-meta>
</file>